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4283in"/>
    </style:style>
    <style:style style:name="co3" style:family="table-column">
      <style:table-column-properties fo:break-before="auto" style:column-width="2.1307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tract_from_tex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CARDINAL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ISTABLE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'AMF']</text:p>
          </table:table-cell>
          <table:table-cell office:value-type="string" calcext:value-type="string">
            <text:p>biomass</text:p>
          </table:table-cell>
          <table:table-cell office:value-type="float" office:value="147.32" calcext:value-type="float">
            <text:p>147.32</text:p>
          </table:table-cell>
          <table:table-cell/>
          <table:table-cell office:value-type="string" calcext:value-type="string">
            <text:p>Plant species model: ƒi = α + β1 × X Specie + β2 × X Nutrients distribution + bi × Zgroups + εi. If letters </text:p>
            <text:p>in the last column were different, the mixed factors (Plant species or Nutrients distribution) were captured into these models</text:p>
            <text:p>Response variable</text:p>
            <text:p>Linear mixed models</text:p>
            <text:p>AIC</text:p>
            <text:p>BIC</text:p>
            <text:p>T value</text:p>
            <text:p>Significant Difference</text:p>
            <text:p>RPA</text:p>
            <text:p>Null model</text:p>
            <text:p>90.00</text:p>
            <text:p>95.07</text:p>
            <text:p>19.15</text:p>
            <text:p>a</text:p>
            <text:p>Plant species</text:p>
            <text:p>90.63</text:p>
            <text:p>97.39</text:p>
            <text:p>14.40</text:p>
            <text:p>a</text:p>
            <text:p>Nutrients distribution</text:p>
            <text:p>90.31</text:p>
            <text:p>97.07</text:p>
            <text:p>14.77</text:p>
            <text:p>a</text:p>
            <text:p>AMF model</text:p>
            <text:p>86.08</text:p>
            <text:p>92.84</text:p>
            <text:p>16.33</text:p>
            <text:p>b</text:p>
            <text:p>Plant species * Nutrients </text:p>
            <text:p>distribution</text:p>
            <text:p>90.58</text:p>
            <text:p>99.03</text:p>
            <text:p>12.88</text:p>
            <text:p>a</text:p>
            <text:p>Species * AMF</text:p>
            <text:p>84.88</text:p>
            <text:p>93.32</text:p>
            <text:p>15.78</text:p>
            <text:p>c</text:p>
            <text:p>Nutrients distribution </text:p>
            <text:p>* AMF</text:p>
            <text:p>84.01</text:p>
            <text:p>92.46</text:p>
            <text:p>16.75</text:p>
            <text:p>c</text:p>
            <text:p>Plant species * Nutrients </text:p>
            <text:p>distribution * AMF</text:p>
            <text:p>80.55</text:p>
            <text:p>90.68</text:p>
            <text:p>20.44</text:p>
            <text:p>d</text:p>
            <text:p>RGR​</text:p>
            <text:p>Null model</text:p>
            <text:p>157.01</text:p>
            <text:p>162.08</text:p>
            <text:p>18.00</text:p>
            <text:p>a</text:p>
            <text:p>Plant species</text:p>
            <text:p>157.45</text:p>
            <text:p>164.20</text:p>
            <text:p>13.80</text:p>
            <text:p>a</text:p>
            <text:p>Nutrients distribution</text:p>
            <text:p>158.68</text:p>
            <text:p>165.44</text:p>
            <text:p>11.67</text:p>
            <text:p>a</text:p>
            <text:p>AMF model</text:p>
            <text:p>150.79</text:p>
            <text:p>157.55</text:p>
            <text:p>22.02</text:p>
            <text:p>b</text:p>
            <text:p>Plant species * Nutrients </text:p>
            <text:p>distribution</text:p>
            <text:p>159.05</text:p>
            <text:p>167.49</text:p>
            <text:p>10.25</text:p>
            <text:p>a</text:p>
            <text:p>Plant species * AMF</text:p>
            <text:p>147.32</text:p>
            <text:p>155.76</text:p>
            <text:p>24.38</text:p>
            <text:p>c</text:p>
            <text:p>Nutrients distribution </text:p>
            <text:p>* AMF</text:p>
            <text:p>151.85</text:p>
            <text:p>160.29</text:p>
            <text:p>16.95</text:p>
            <text:p>b</text:p>
            <text:p>Plant species * Nutrients </text:p>
            <text:p>distribution * AMF</text:p>
            <text:p>147.32</text:p>
            <text:p>157.46</text:p>
            <text:p>20.86</text:p>
            <text:p>c</text:p>
            <text:p>Biomass</text:p>
            <text:p>Null model</text:p>
            <text:p>256.21</text:p>
            <text:p>261.27</text:p>
            <text:p>4.44</text:p>
            <text:p>a</text:p>
            <text:p>Plant species</text:p>
            <text:p>253.74</text:p>
            <text:p>260.50</text:p>
            <text:p>2.34</text:p>
            <text:p>b</text:p>
            <text:p>Nutrients distribution</text:p>
            <text:p>258.18</text:p>
            <text:p>264.94</text:p>
            <text:p>2.81</text:p>
            <text:p>a</text:p>
            <text:p>AMF model</text:p>
            <text:p>253.73</text:p>
            <text:p>260.48</text:p>
            <text:p>5.34</text:p>
            <text:p>b</text:p>
            <text:p>Species * Nutrients </text:p>
            <text:p>distribution</text:p>
            <text:p>255.70</text:p>
            <text:p>264.14</text:p>
            <text:p>1.66</text:p>
            <text:p>a</text:p>
            <text:p>Plant species * AMF</text:p>
            <text:p>244.66</text:p>
            <text:p>253.10</text:p>
            <text:p>5.72</text:p>
            <text:p>c</text:p>
            <text:p>Nutrients distribution </text:p>
            <text:p>* AMF</text:p>
            <text:p>255.69</text:p>
            <text:p>264.13</text:p>
            <text:p>3.89</text:p>
            <text:p>a</text:p>
            <text:p>Plant species * Nutrients </text:p>
            <text:p>distribution * AMF</text:p>
            <text:p>246.49</text:p>
            <text:p>256.62</text:p>
            <text:p>4.33</text:p>
            <text:p>c</text:p>
            <text:p>Root:shoot</text:p>
            <text:p>Null model</text:p>
            <text:p>-91.82</text:p>
            <text:p>-86.75</text:p>
            <text:p>10.95</text:p>
            <text:p>a</text:p>
            <text:p>Plant species</text:p>
            <text:p>-95.69</text:p>
            <text:p>-88.94</text:p>
            <text:p>12.15</text:p>
            <text:p>b</text:p>
            <text:p>Nutrients distribution</text:p>
            <text:p>-90.84</text:p>
            <text:p>-84.08</text:p>
            <text:p>7.00</text:p>
            <text:p>a</text:p>
            <text:p>AMF model</text:p>
            <text:p>-91.67</text:p>
            <text:p>-84.91</text:p>
            <text:p>7.16</text:p>
            <text:p>a</text:p>
            <text:p>Plant species * Nutrients </text:p>
            <text:p>distribution</text:p>
            <text:p>-95.99</text:p>
            <text:p>-87.55</text:p>
            <text:p>9.71</text:p>
            <text:p>b</text:p>
            <text:p>Plant species * AMF</text:p>
            <text:p>-98.20</text:p>
            <text:p>-89.76</text:p>
            <text:p>10.88</text:p>
            <text:p>c</text:p>
            <text:p>Nutrients distribution </text:p>
            <text:p>* AMF</text:p>
            <text:p>-90.97</text:p>
            <text:p>-82.53</text:p>
            <text:p>5.25</text:p>
            <text:p>a</text:p>
            <text:p>Plant species * Nutrients </text:p>
            <text:p>distribution * AMF</text:p>
            <text:p>-100.81</text:p>
            <text:p>-90.68</text:p>
            <text:p>10.36</text:p>
            <text:p>d</text:p>
            <text:p>Page 4 of 12</text:p>
            <text:p>Liang et al. 3a), and the root biomass of both </text:p>
            <text:p>­</text:p>
            <text:p>N2-fixing plants (A. odoratissima: p &lt; 0.001, R2 = 0.872; </text:p>
            <text:p>C. cajan: p &lt; 0.001, R2 = 0.864; Fig. Our results showed that the plants had a higher </text:p>
            <text:p>root biomass and AM colonisation in the heterogeneous </text:p>
            <text:p>soil environment than in the homogeneous soil environ-</text:p>
            <text:p>ment (Figs. AM colonisation was positively </text:p>
            <text:p>correlated with root biomass in the heterogeneous soil </text:p>
            <text:p>environment (Fig. The accumulation strategies of plant nutrient acquisi-</text:p>
            <text:p>tion between root biomass and AM fungi in poor and </text:p>
            <text:p>heterogeneous soil environments can be explained by </text:p>
            <text:p>the root absorption capacity [26]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'AMF']</text:p>
          </table:table-cell>
          <table:table-cell office:value-type="string" calcext:value-type="string">
            <text:p>biomass</text:p>
          </table:table-cell>
          <table:table-cell office:value-type="float" office:value="157.46" calcext:value-type="float">
            <text:p>157.46</text:p>
          </table:table-cell>
          <table:table-cell/>
          <table:table-cell office:value-type="string" calcext:value-type="string">
            <text:p>Plant species model: ƒi = α + β1 × X Specie + β2 × X Nutrients distribution + bi × Zgroups + εi. If letters </text:p>
            <text:p>in the last column were different, the mixed factors (Plant species or Nutrients distribution) were captured into these models</text:p>
            <text:p>Response variable</text:p>
            <text:p>Linear mixed models</text:p>
            <text:p>AIC</text:p>
            <text:p>BIC</text:p>
            <text:p>T value</text:p>
            <text:p>Significant Difference</text:p>
            <text:p>RPA</text:p>
            <text:p>Null model</text:p>
            <text:p>90.00</text:p>
            <text:p>95.07</text:p>
            <text:p>19.15</text:p>
            <text:p>a</text:p>
            <text:p>Plant species</text:p>
            <text:p>90.63</text:p>
            <text:p>97.39</text:p>
            <text:p>14.40</text:p>
            <text:p>a</text:p>
            <text:p>Nutrients distribution</text:p>
            <text:p>90.31</text:p>
            <text:p>97.07</text:p>
            <text:p>14.77</text:p>
            <text:p>a</text:p>
            <text:p>AMF model</text:p>
            <text:p>86.08</text:p>
            <text:p>92.84</text:p>
            <text:p>16.33</text:p>
            <text:p>b</text:p>
            <text:p>Plant species * Nutrients </text:p>
            <text:p>distribution</text:p>
            <text:p>90.58</text:p>
            <text:p>99.03</text:p>
            <text:p>12.88</text:p>
            <text:p>a</text:p>
            <text:p>Species * AMF</text:p>
            <text:p>84.88</text:p>
            <text:p>93.32</text:p>
            <text:p>15.78</text:p>
            <text:p>c</text:p>
            <text:p>Nutrients distribution </text:p>
            <text:p>* AMF</text:p>
            <text:p>84.01</text:p>
            <text:p>92.46</text:p>
            <text:p>16.75</text:p>
            <text:p>c</text:p>
            <text:p>Plant species * Nutrients </text:p>
            <text:p>distribution * AMF</text:p>
            <text:p>80.55</text:p>
            <text:p>90.68</text:p>
            <text:p>20.44</text:p>
            <text:p>d</text:p>
            <text:p>RGR​</text:p>
            <text:p>Null model</text:p>
            <text:p>157.01</text:p>
            <text:p>162.08</text:p>
            <text:p>18.00</text:p>
            <text:p>a</text:p>
            <text:p>Plant species</text:p>
            <text:p>157.45</text:p>
            <text:p>164.20</text:p>
            <text:p>13.80</text:p>
            <text:p>a</text:p>
            <text:p>Nutrients distribution</text:p>
            <text:p>158.68</text:p>
            <text:p>165.44</text:p>
            <text:p>11.67</text:p>
            <text:p>a</text:p>
            <text:p>AMF model</text:p>
            <text:p>150.79</text:p>
            <text:p>157.55</text:p>
            <text:p>22.02</text:p>
            <text:p>b</text:p>
            <text:p>Plant species * Nutrients </text:p>
            <text:p>distribution</text:p>
            <text:p>159.05</text:p>
            <text:p>167.49</text:p>
            <text:p>10.25</text:p>
            <text:p>a</text:p>
            <text:p>Plant species * AMF</text:p>
            <text:p>147.32</text:p>
            <text:p>155.76</text:p>
            <text:p>24.38</text:p>
            <text:p>c</text:p>
            <text:p>Nutrients distribution </text:p>
            <text:p>* AMF</text:p>
            <text:p>151.85</text:p>
            <text:p>160.29</text:p>
            <text:p>16.95</text:p>
            <text:p>b</text:p>
            <text:p>Plant species * Nutrients </text:p>
            <text:p>distribution * AMF</text:p>
            <text:p>147.32</text:p>
            <text:p>157.46</text:p>
            <text:p>20.86</text:p>
            <text:p>c</text:p>
            <text:p>Biomass</text:p>
            <text:p>Null model</text:p>
            <text:p>256.21</text:p>
            <text:p>261.27</text:p>
            <text:p>4.44</text:p>
            <text:p>a</text:p>
            <text:p>Plant species</text:p>
            <text:p>253.74</text:p>
            <text:p>260.50</text:p>
            <text:p>2.34</text:p>
            <text:p>b</text:p>
            <text:p>Nutrients distribution</text:p>
            <text:p>258.18</text:p>
            <text:p>264.94</text:p>
            <text:p>2.81</text:p>
            <text:p>a</text:p>
            <text:p>AMF model</text:p>
            <text:p>253.73</text:p>
            <text:p>260.48</text:p>
            <text:p>5.34</text:p>
            <text:p>b</text:p>
            <text:p>Species * Nutrients </text:p>
            <text:p>distribution</text:p>
            <text:p>255.70</text:p>
            <text:p>264.14</text:p>
            <text:p>1.66</text:p>
            <text:p>a</text:p>
            <text:p>Plant species * AMF</text:p>
            <text:p>244.66</text:p>
            <text:p>253.10</text:p>
            <text:p>5.72</text:p>
            <text:p>c</text:p>
            <text:p>Nutrients distribution </text:p>
            <text:p>* AMF</text:p>
            <text:p>255.69</text:p>
            <text:p>264.13</text:p>
            <text:p>3.89</text:p>
            <text:p>a</text:p>
            <text:p>Plant species * Nutrients </text:p>
            <text:p>distribution * AMF</text:p>
            <text:p>246.49</text:p>
            <text:p>256.62</text:p>
            <text:p>4.33</text:p>
            <text:p>c</text:p>
            <text:p>Root:shoot</text:p>
            <text:p>Null model</text:p>
            <text:p>-91.82</text:p>
            <text:p>-86.75</text:p>
            <text:p>10.95</text:p>
            <text:p>a</text:p>
            <text:p>Plant species</text:p>
            <text:p>-95.69</text:p>
            <text:p>-88.94</text:p>
            <text:p>12.15</text:p>
            <text:p>b</text:p>
            <text:p>Nutrients distribution</text:p>
            <text:p>-90.84</text:p>
            <text:p>-84.08</text:p>
            <text:p>7.00</text:p>
            <text:p>a</text:p>
            <text:p>AMF model</text:p>
            <text:p>-91.67</text:p>
            <text:p>-84.91</text:p>
            <text:p>7.16</text:p>
            <text:p>a</text:p>
            <text:p>Plant species * Nutrients </text:p>
            <text:p>distribution</text:p>
            <text:p>-95.99</text:p>
            <text:p>-87.55</text:p>
            <text:p>9.71</text:p>
            <text:p>b</text:p>
            <text:p>Plant species * AMF</text:p>
            <text:p>-98.20</text:p>
            <text:p>-89.76</text:p>
            <text:p>10.88</text:p>
            <text:p>c</text:p>
            <text:p>Nutrients distribution </text:p>
            <text:p>* AMF</text:p>
            <text:p>-90.97</text:p>
            <text:p>-82.53</text:p>
            <text:p>5.25</text:p>
            <text:p>a</text:p>
            <text:p>Plant species * Nutrients </text:p>
            <text:p>distribution * AMF</text:p>
            <text:p>-100.81</text:p>
            <text:p>-90.68</text:p>
            <text:p>10.36</text:p>
            <text:p>d</text:p>
            <text:p>Page 4 of 12</text:p>
            <text:p>Liang et al. 3a), and the root biomass of both </text:p>
            <text:p>­</text:p>
            <text:p>N2-fixing plants (A. odoratissima: p &lt; 0.001, R2 = 0.872; </text:p>
            <text:p>C. cajan: p &lt; 0.001, R2 = 0.864; Fig. Our results showed that the plants had a higher </text:p>
            <text:p>root biomass and AM colonisation in the heterogeneous </text:p>
            <text:p>soil environment than in the homogeneous soil environ-</text:p>
            <text:p>ment (Figs. AM colonisation was positively </text:p>
            <text:p>correlated with root biomass in the heterogeneous soil </text:p>
            <text:p>environment (Fig. The accumulation strategies of plant nutrient acquisi-</text:p>
            <text:p>tion between root biomass and AM fungi in poor and </text:p>
            <text:p>heterogeneous soil environments can be explained by </text:p>
            <text:p>the root absorption capacity [26]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'AMF']</text:p>
          </table:table-cell>
          <table:table-cell office:value-type="string" calcext:value-type="string">
            <text:p>biomass</text:p>
          </table:table-cell>
          <table:table-cell office:value-type="float" office:value="261.27" calcext:value-type="float">
            <text:p>261.27</text:p>
          </table:table-cell>
          <table:table-cell/>
          <table:table-cell office:value-type="string" calcext:value-type="string">
            <text:p>Plant species model: ƒi = α + β1 × X Specie + β2 × X Nutrients distribution + bi × Zgroups + εi. If letters </text:p>
            <text:p>in the last column were different, the mixed factors (Plant species or Nutrients distribution) were captured into these models</text:p>
            <text:p>Response variable</text:p>
            <text:p>Linear mixed models</text:p>
            <text:p>AIC</text:p>
            <text:p>BIC</text:p>
            <text:p>T value</text:p>
            <text:p>Significant Difference</text:p>
            <text:p>RPA</text:p>
            <text:p>Null model</text:p>
            <text:p>90.00</text:p>
            <text:p>95.07</text:p>
            <text:p>19.15</text:p>
            <text:p>a</text:p>
            <text:p>Plant species</text:p>
            <text:p>90.63</text:p>
            <text:p>97.39</text:p>
            <text:p>14.40</text:p>
            <text:p>a</text:p>
            <text:p>Nutrients distribution</text:p>
            <text:p>90.31</text:p>
            <text:p>97.07</text:p>
            <text:p>14.77</text:p>
            <text:p>a</text:p>
            <text:p>AMF model</text:p>
            <text:p>86.08</text:p>
            <text:p>92.84</text:p>
            <text:p>16.33</text:p>
            <text:p>b</text:p>
            <text:p>Plant species * Nutrients </text:p>
            <text:p>distribution</text:p>
            <text:p>90.58</text:p>
            <text:p>99.03</text:p>
            <text:p>12.88</text:p>
            <text:p>a</text:p>
            <text:p>Species * AMF</text:p>
            <text:p>84.88</text:p>
            <text:p>93.32</text:p>
            <text:p>15.78</text:p>
            <text:p>c</text:p>
            <text:p>Nutrients distribution </text:p>
            <text:p>* AMF</text:p>
            <text:p>84.01</text:p>
            <text:p>92.46</text:p>
            <text:p>16.75</text:p>
            <text:p>c</text:p>
            <text:p>Plant species * Nutrients </text:p>
            <text:p>distribution * AMF</text:p>
            <text:p>80.55</text:p>
            <text:p>90.68</text:p>
            <text:p>20.44</text:p>
            <text:p>d</text:p>
            <text:p>RGR​</text:p>
            <text:p>Null model</text:p>
            <text:p>157.01</text:p>
            <text:p>162.08</text:p>
            <text:p>18.00</text:p>
            <text:p>a</text:p>
            <text:p>Plant species</text:p>
            <text:p>157.45</text:p>
            <text:p>164.20</text:p>
            <text:p>13.80</text:p>
            <text:p>a</text:p>
            <text:p>Nutrients distribution</text:p>
            <text:p>158.68</text:p>
            <text:p>165.44</text:p>
            <text:p>11.67</text:p>
            <text:p>a</text:p>
            <text:p>AMF model</text:p>
            <text:p>150.79</text:p>
            <text:p>157.55</text:p>
            <text:p>22.02</text:p>
            <text:p>b</text:p>
            <text:p>Plant species * Nutrients </text:p>
            <text:p>distribution</text:p>
            <text:p>159.05</text:p>
            <text:p>167.49</text:p>
            <text:p>10.25</text:p>
            <text:p>a</text:p>
            <text:p>Plant species * AMF</text:p>
            <text:p>147.32</text:p>
            <text:p>155.76</text:p>
            <text:p>24.38</text:p>
            <text:p>c</text:p>
            <text:p>Nutrients distribution </text:p>
            <text:p>* AMF</text:p>
            <text:p>151.85</text:p>
            <text:p>160.29</text:p>
            <text:p>16.95</text:p>
            <text:p>b</text:p>
            <text:p>Plant species * Nutrients </text:p>
            <text:p>distribution * AMF</text:p>
            <text:p>147.32</text:p>
            <text:p>157.46</text:p>
            <text:p>20.86</text:p>
            <text:p>c</text:p>
            <text:p>Biomass</text:p>
            <text:p>Null model</text:p>
            <text:p>256.21</text:p>
            <text:p>261.27</text:p>
            <text:p>4.44</text:p>
            <text:p>a</text:p>
            <text:p>Plant species</text:p>
            <text:p>253.74</text:p>
            <text:p>260.50</text:p>
            <text:p>2.34</text:p>
            <text:p>b</text:p>
            <text:p>Nutrients distribution</text:p>
            <text:p>258.18</text:p>
            <text:p>264.94</text:p>
            <text:p>2.81</text:p>
            <text:p>a</text:p>
            <text:p>AMF model</text:p>
            <text:p>253.73</text:p>
            <text:p>260.48</text:p>
            <text:p>5.34</text:p>
            <text:p>b</text:p>
            <text:p>Species * Nutrients </text:p>
            <text:p>distribution</text:p>
            <text:p>255.70</text:p>
            <text:p>264.14</text:p>
            <text:p>1.66</text:p>
            <text:p>a</text:p>
            <text:p>Plant species * AMF</text:p>
            <text:p>244.66</text:p>
            <text:p>253.10</text:p>
            <text:p>5.72</text:p>
            <text:p>c</text:p>
            <text:p>Nutrients distribution </text:p>
            <text:p>* AMF</text:p>
            <text:p>255.69</text:p>
            <text:p>264.13</text:p>
            <text:p>3.89</text:p>
            <text:p>a</text:p>
            <text:p>Plant species * Nutrients </text:p>
            <text:p>distribution * AMF</text:p>
            <text:p>246.49</text:p>
            <text:p>256.62</text:p>
            <text:p>4.33</text:p>
            <text:p>c</text:p>
            <text:p>Root:shoot</text:p>
            <text:p>Null model</text:p>
            <text:p>-91.82</text:p>
            <text:p>-86.75</text:p>
            <text:p>10.95</text:p>
            <text:p>a</text:p>
            <text:p>Plant species</text:p>
            <text:p>-95.69</text:p>
            <text:p>-88.94</text:p>
            <text:p>12.15</text:p>
            <text:p>b</text:p>
            <text:p>Nutrients distribution</text:p>
            <text:p>-90.84</text:p>
            <text:p>-84.08</text:p>
            <text:p>7.00</text:p>
            <text:p>a</text:p>
            <text:p>AMF model</text:p>
            <text:p>-91.67</text:p>
            <text:p>-84.91</text:p>
            <text:p>7.16</text:p>
            <text:p>a</text:p>
            <text:p>Plant species * Nutrients </text:p>
            <text:p>distribution</text:p>
            <text:p>-95.99</text:p>
            <text:p>-87.55</text:p>
            <text:p>9.71</text:p>
            <text:p>b</text:p>
            <text:p>Plant species * AMF</text:p>
            <text:p>-98.20</text:p>
            <text:p>-89.76</text:p>
            <text:p>10.88</text:p>
            <text:p>c</text:p>
            <text:p>Nutrients distribution </text:p>
            <text:p>* AMF</text:p>
            <text:p>-90.97</text:p>
            <text:p>-82.53</text:p>
            <text:p>5.25</text:p>
            <text:p>a</text:p>
            <text:p>Plant species * Nutrients </text:p>
            <text:p>distribution * AMF</text:p>
            <text:p>-100.81</text:p>
            <text:p>-90.68</text:p>
            <text:p>10.36</text:p>
            <text:p>d</text:p>
            <text:p>Page 4 of 12</text:p>
            <text:p>Liang et al. 3a), and the root biomass of both </text:p>
            <text:p>­</text:p>
            <text:p>N2-fixing plants (A. odoratissima: p &lt; 0.001, R2 = 0.872; </text:p>
            <text:p>C. cajan: p &lt; 0.001, R2 = 0.864; Fig. Our results showed that the plants had a higher </text:p>
            <text:p>root biomass and AM colonisation in the heterogeneous </text:p>
            <text:p>soil environment than in the homogeneous soil environ-</text:p>
            <text:p>ment (Figs. AM colonisation was positively </text:p>
            <text:p>correlated with root biomass in the heterogeneous soil </text:p>
            <text:p>environment (Fig. The accumulation strategies of plant nutrient acquisi-</text:p>
            <text:p>tion between root biomass and AM fungi in poor and </text:p>
            <text:p>heterogeneous soil environments can be explained by </text:p>
            <text:p>the root absorption capacity [26]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'AMF']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Plant species model: ƒi = α + β1 × X Specie + β2 × X Nutrients distribution + bi × Zgroups + εi. If letters </text:p>
            <text:p>in the last column were different, the mixed factors (Plant species or Nutrients distribution) were captured into these models</text:p>
            <text:p>Response variable</text:p>
            <text:p>Linear mixed models</text:p>
            <text:p>AIC</text:p>
            <text:p>BIC</text:p>
            <text:p>T value</text:p>
            <text:p>Significant Difference</text:p>
            <text:p>RPA</text:p>
            <text:p>Null model</text:p>
            <text:p>90.00</text:p>
            <text:p>95.07</text:p>
            <text:p>19.15</text:p>
            <text:p>a</text:p>
            <text:p>Plant species</text:p>
            <text:p>90.63</text:p>
            <text:p>97.39</text:p>
            <text:p>14.40</text:p>
            <text:p>a</text:p>
            <text:p>Nutrients distribution</text:p>
            <text:p>90.31</text:p>
            <text:p>97.07</text:p>
            <text:p>14.77</text:p>
            <text:p>a</text:p>
            <text:p>AMF model</text:p>
            <text:p>86.08</text:p>
            <text:p>92.84</text:p>
            <text:p>16.33</text:p>
            <text:p>b</text:p>
            <text:p>Plant species * Nutrients </text:p>
            <text:p>distribution</text:p>
            <text:p>90.58</text:p>
            <text:p>99.03</text:p>
            <text:p>12.88</text:p>
            <text:p>a</text:p>
            <text:p>Species * AMF</text:p>
            <text:p>84.88</text:p>
            <text:p>93.32</text:p>
            <text:p>15.78</text:p>
            <text:p>c</text:p>
            <text:p>Nutrients distribution </text:p>
            <text:p>* AMF</text:p>
            <text:p>84.01</text:p>
            <text:p>92.46</text:p>
            <text:p>16.75</text:p>
            <text:p>c</text:p>
            <text:p>Plant species * Nutrients </text:p>
            <text:p>distribution * AMF</text:p>
            <text:p>80.55</text:p>
            <text:p>90.68</text:p>
            <text:p>20.44</text:p>
            <text:p>d</text:p>
            <text:p>RGR​</text:p>
            <text:p>Null model</text:p>
            <text:p>157.01</text:p>
            <text:p>162.08</text:p>
            <text:p>18.00</text:p>
            <text:p>a</text:p>
            <text:p>Plant species</text:p>
            <text:p>157.45</text:p>
            <text:p>164.20</text:p>
            <text:p>13.80</text:p>
            <text:p>a</text:p>
            <text:p>Nutrients distribution</text:p>
            <text:p>158.68</text:p>
            <text:p>165.44</text:p>
            <text:p>11.67</text:p>
            <text:p>a</text:p>
            <text:p>AMF model</text:p>
            <text:p>150.79</text:p>
            <text:p>157.55</text:p>
            <text:p>22.02</text:p>
            <text:p>b</text:p>
            <text:p>Plant species * Nutrients </text:p>
            <text:p>distribution</text:p>
            <text:p>159.05</text:p>
            <text:p>167.49</text:p>
            <text:p>10.25</text:p>
            <text:p>a</text:p>
            <text:p>Plant species * AMF</text:p>
            <text:p>147.32</text:p>
            <text:p>155.76</text:p>
            <text:p>24.38</text:p>
            <text:p>c</text:p>
            <text:p>Nutrients distribution </text:p>
            <text:p>* AMF</text:p>
            <text:p>151.85</text:p>
            <text:p>160.29</text:p>
            <text:p>16.95</text:p>
            <text:p>b</text:p>
            <text:p>Plant species * Nutrients </text:p>
            <text:p>distribution * AMF</text:p>
            <text:p>147.32</text:p>
            <text:p>157.46</text:p>
            <text:p>20.86</text:p>
            <text:p>c</text:p>
            <text:p>Biomass</text:p>
            <text:p>Null model</text:p>
            <text:p>256.21</text:p>
            <text:p>261.27</text:p>
            <text:p>4.44</text:p>
            <text:p>a</text:p>
            <text:p>Plant species</text:p>
            <text:p>253.74</text:p>
            <text:p>260.50</text:p>
            <text:p>2.34</text:p>
            <text:p>b</text:p>
            <text:p>Nutrients distribution</text:p>
            <text:p>258.18</text:p>
            <text:p>264.94</text:p>
            <text:p>2.81</text:p>
            <text:p>a</text:p>
            <text:p>AMF model</text:p>
            <text:p>253.73</text:p>
            <text:p>260.48</text:p>
            <text:p>5.34</text:p>
            <text:p>b</text:p>
            <text:p>Species * Nutrients </text:p>
            <text:p>distribution</text:p>
            <text:p>255.70</text:p>
            <text:p>264.14</text:p>
            <text:p>1.66</text:p>
            <text:p>a</text:p>
            <text:p>Plant species * AMF</text:p>
            <text:p>244.66</text:p>
            <text:p>253.10</text:p>
            <text:p>5.72</text:p>
            <text:p>c</text:p>
            <text:p>Nutrients distribution </text:p>
            <text:p>* AMF</text:p>
            <text:p>255.69</text:p>
            <text:p>264.13</text:p>
            <text:p>3.89</text:p>
            <text:p>a</text:p>
            <text:p>Plant species * Nutrients </text:p>
            <text:p>distribution * AMF</text:p>
            <text:p>246.49</text:p>
            <text:p>256.62</text:p>
            <text:p>4.33</text:p>
            <text:p>c</text:p>
            <text:p>Root:shoot</text:p>
            <text:p>Null model</text:p>
            <text:p>-91.82</text:p>
            <text:p>-86.75</text:p>
            <text:p>10.95</text:p>
            <text:p>a</text:p>
            <text:p>Plant species</text:p>
            <text:p>-95.69</text:p>
            <text:p>-88.94</text:p>
            <text:p>12.15</text:p>
            <text:p>b</text:p>
            <text:p>Nutrients distribution</text:p>
            <text:p>-90.84</text:p>
            <text:p>-84.08</text:p>
            <text:p>7.00</text:p>
            <text:p>a</text:p>
            <text:p>AMF model</text:p>
            <text:p>-91.67</text:p>
            <text:p>-84.91</text:p>
            <text:p>7.16</text:p>
            <text:p>a</text:p>
            <text:p>Plant species * Nutrients </text:p>
            <text:p>distribution</text:p>
            <text:p>-95.99</text:p>
            <text:p>-87.55</text:p>
            <text:p>9.71</text:p>
            <text:p>b</text:p>
            <text:p>Plant species * AMF</text:p>
            <text:p>-98.20</text:p>
            <text:p>-89.76</text:p>
            <text:p>10.88</text:p>
            <text:p>c</text:p>
            <text:p>Nutrients distribution </text:p>
            <text:p>* AMF</text:p>
            <text:p>-90.97</text:p>
            <text:p>-82.53</text:p>
            <text:p>5.25</text:p>
            <text:p>a</text:p>
            <text:p>Plant species * Nutrients </text:p>
            <text:p>distribution * AMF</text:p>
            <text:p>-100.81</text:p>
            <text:p>-90.68</text:p>
            <text:p>10.36</text:p>
            <text:p>d</text:p>
            <text:p>Page 4 of 12</text:p>
            <text:p>Liang et al. 3a), and the root biomass of both </text:p>
            <text:p>­</text:p>
            <text:p>N2-fixing plants (A. odoratissima: p &lt; 0.001, R2 = 0.872; </text:p>
            <text:p>C. cajan: p &lt; 0.001, R2 = 0.864; Fig. Our results showed that the plants had a higher </text:p>
            <text:p>root biomass and AM colonisation in the heterogeneous </text:p>
            <text:p>soil environment than in the homogeneous soil environ-</text:p>
            <text:p>ment (Figs. AM colonisation was positively </text:p>
            <text:p>correlated with root biomass in the heterogeneous soil </text:p>
            <text:p>environment (Fig. The accumulation strategies of plant nutrient acquisi-</text:p>
            <text:p>tion between root biomass and AM fungi in poor and </text:p>
            <text:p>heterogeneous soil environments can be explained by </text:p>
            <text:p>the root absorption capacity [26]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'AMF']</text:p>
          </table:table-cell>
          <table:table-cell office:value-type="string" calcext:value-type="string">
            <text:p>biomass</text:p>
          </table:table-cell>
          <table:table-cell office:value-type="float" office:value="4.44" calcext:value-type="float">
            <text:p>4.44</text:p>
          </table:table-cell>
          <table:table-cell/>
          <table:table-cell office:value-type="string" calcext:value-type="string">
            <text:p>Plant species model: ƒi = α + β1 × X Specie + β2 × X Nutrients distribution + bi × Zgroups + εi. If letters </text:p>
            <text:p>in the last column were different, the mixed factors (Plant species or Nutrients distribution) were captured into these models</text:p>
            <text:p>Response variable</text:p>
            <text:p>Linear mixed models</text:p>
            <text:p>AIC</text:p>
            <text:p>BIC</text:p>
            <text:p>T value</text:p>
            <text:p>Significant Difference</text:p>
            <text:p>RPA</text:p>
            <text:p>Null model</text:p>
            <text:p>90.00</text:p>
            <text:p>95.07</text:p>
            <text:p>19.15</text:p>
            <text:p>a</text:p>
            <text:p>Plant species</text:p>
            <text:p>90.63</text:p>
            <text:p>97.39</text:p>
            <text:p>14.40</text:p>
            <text:p>a</text:p>
            <text:p>Nutrients distribution</text:p>
            <text:p>90.31</text:p>
            <text:p>97.07</text:p>
            <text:p>14.77</text:p>
            <text:p>a</text:p>
            <text:p>AMF model</text:p>
            <text:p>86.08</text:p>
            <text:p>92.84</text:p>
            <text:p>16.33</text:p>
            <text:p>b</text:p>
            <text:p>Plant species * Nutrients </text:p>
            <text:p>distribution</text:p>
            <text:p>90.58</text:p>
            <text:p>99.03</text:p>
            <text:p>12.88</text:p>
            <text:p>a</text:p>
            <text:p>Species * AMF</text:p>
            <text:p>84.88</text:p>
            <text:p>93.32</text:p>
            <text:p>15.78</text:p>
            <text:p>c</text:p>
            <text:p>Nutrients distribution </text:p>
            <text:p>* AMF</text:p>
            <text:p>84.01</text:p>
            <text:p>92.46</text:p>
            <text:p>16.75</text:p>
            <text:p>c</text:p>
            <text:p>Plant species * Nutrients </text:p>
            <text:p>distribution * AMF</text:p>
            <text:p>80.55</text:p>
            <text:p>90.68</text:p>
            <text:p>20.44</text:p>
            <text:p>d</text:p>
            <text:p>RGR​</text:p>
            <text:p>Null model</text:p>
            <text:p>157.01</text:p>
            <text:p>162.08</text:p>
            <text:p>18.00</text:p>
            <text:p>a</text:p>
            <text:p>Plant species</text:p>
            <text:p>157.45</text:p>
            <text:p>164.20</text:p>
            <text:p>13.80</text:p>
            <text:p>a</text:p>
            <text:p>Nutrients distribution</text:p>
            <text:p>158.68</text:p>
            <text:p>165.44</text:p>
            <text:p>11.67</text:p>
            <text:p>a</text:p>
            <text:p>AMF model</text:p>
            <text:p>150.79</text:p>
            <text:p>157.55</text:p>
            <text:p>22.02</text:p>
            <text:p>b</text:p>
            <text:p>Plant species * Nutrients </text:p>
            <text:p>distribution</text:p>
            <text:p>159.05</text:p>
            <text:p>167.49</text:p>
            <text:p>10.25</text:p>
            <text:p>a</text:p>
            <text:p>Plant species * AMF</text:p>
            <text:p>147.32</text:p>
            <text:p>155.76</text:p>
            <text:p>24.38</text:p>
            <text:p>c</text:p>
            <text:p>Nutrients distribution </text:p>
            <text:p>* AMF</text:p>
            <text:p>151.85</text:p>
            <text:p>160.29</text:p>
            <text:p>16.95</text:p>
            <text:p>b</text:p>
            <text:p>Plant species * Nutrients </text:p>
            <text:p>distribution * AMF</text:p>
            <text:p>147.32</text:p>
            <text:p>157.46</text:p>
            <text:p>20.86</text:p>
            <text:p>c</text:p>
            <text:p>Biomass</text:p>
            <text:p>Null model</text:p>
            <text:p>256.21</text:p>
            <text:p>261.27</text:p>
            <text:p>4.44</text:p>
            <text:p>a</text:p>
            <text:p>Plant species</text:p>
            <text:p>253.74</text:p>
            <text:p>260.50</text:p>
            <text:p>2.34</text:p>
            <text:p>b</text:p>
            <text:p>Nutrients distribution</text:p>
            <text:p>258.18</text:p>
            <text:p>264.94</text:p>
            <text:p>2.81</text:p>
            <text:p>a</text:p>
            <text:p>AMF model</text:p>
            <text:p>253.73</text:p>
            <text:p>260.48</text:p>
            <text:p>5.34</text:p>
            <text:p>b</text:p>
            <text:p>Species * Nutrients </text:p>
            <text:p>distribution</text:p>
            <text:p>255.70</text:p>
            <text:p>264.14</text:p>
            <text:p>1.66</text:p>
            <text:p>a</text:p>
            <text:p>Plant species * AMF</text:p>
            <text:p>244.66</text:p>
            <text:p>253.10</text:p>
            <text:p>5.72</text:p>
            <text:p>c</text:p>
            <text:p>Nutrients distribution </text:p>
            <text:p>* AMF</text:p>
            <text:p>255.69</text:p>
            <text:p>264.13</text:p>
            <text:p>3.89</text:p>
            <text:p>a</text:p>
            <text:p>Plant species * Nutrients </text:p>
            <text:p>distribution * AMF</text:p>
            <text:p>246.49</text:p>
            <text:p>256.62</text:p>
            <text:p>4.33</text:p>
            <text:p>c</text:p>
            <text:p>Root:shoot</text:p>
            <text:p>Null model</text:p>
            <text:p>-91.82</text:p>
            <text:p>-86.75</text:p>
            <text:p>10.95</text:p>
            <text:p>a</text:p>
            <text:p>Plant species</text:p>
            <text:p>-95.69</text:p>
            <text:p>-88.94</text:p>
            <text:p>12.15</text:p>
            <text:p>b</text:p>
            <text:p>Nutrients distribution</text:p>
            <text:p>-90.84</text:p>
            <text:p>-84.08</text:p>
            <text:p>7.00</text:p>
            <text:p>a</text:p>
            <text:p>AMF model</text:p>
            <text:p>-91.67</text:p>
            <text:p>-84.91</text:p>
            <text:p>7.16</text:p>
            <text:p>a</text:p>
            <text:p>Plant species * Nutrients </text:p>
            <text:p>distribution</text:p>
            <text:p>-95.99</text:p>
            <text:p>-87.55</text:p>
            <text:p>9.71</text:p>
            <text:p>b</text:p>
            <text:p>Plant species * AMF</text:p>
            <text:p>-98.20</text:p>
            <text:p>-89.76</text:p>
            <text:p>10.88</text:p>
            <text:p>c</text:p>
            <text:p>Nutrients distribution </text:p>
            <text:p>* AMF</text:p>
            <text:p>-90.97</text:p>
            <text:p>-82.53</text:p>
            <text:p>5.25</text:p>
            <text:p>a</text:p>
            <text:p>Plant species * Nutrients </text:p>
            <text:p>distribution * AMF</text:p>
            <text:p>-100.81</text:p>
            <text:p>-90.68</text:p>
            <text:p>10.36</text:p>
            <text:p>d</text:p>
            <text:p>Page 4 of 12</text:p>
            <text:p>Liang et al. 3a), and the root biomass of both </text:p>
            <text:p>­</text:p>
            <text:p>N2-fixing plants (A. odoratissima: p &lt; 0.001, R2 = 0.872; </text:p>
            <text:p>C. cajan: p &lt; 0.001, R2 = 0.864; Fig. Our results showed that the plants had a higher </text:p>
            <text:p>root biomass and AM colonisation in the heterogeneous </text:p>
            <text:p>soil environment than in the homogeneous soil environ-</text:p>
            <text:p>ment (Figs. AM colonisation was positively </text:p>
            <text:p>correlated with root biomass in the heterogeneous soil </text:p>
            <text:p>environment (Fig. The accumulation strategies of plant nutrient acquisi-</text:p>
            <text:p>tion between root biomass and AM fungi in poor and </text:p>
            <text:p>heterogeneous soil environments can be explained by </text:p>
            <text:p>the root absorption capacity [26]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'AMF']</text:p>
          </table:table-cell>
          <table:table-cell office:value-type="string" calcext:value-type="string">
            <text:p>biomass</text:p>
          </table:table-cell>
          <table:table-cell office:value-type="float" office:value="10.36" calcext:value-type="float">
            <text:p>10.36</text:p>
          </table:table-cell>
          <table:table-cell/>
          <table:table-cell office:value-type="string" calcext:value-type="string">
            <text:p>Plant species model: ƒi = α + β1 × X Specie + β2 × X Nutrients distribution + bi × Zgroups + εi. If letters </text:p>
            <text:p>in the last column were different, the mixed factors (Plant species or Nutrients distribution) were captured into these models</text:p>
            <text:p>Response variable</text:p>
            <text:p>Linear mixed models</text:p>
            <text:p>AIC</text:p>
            <text:p>BIC</text:p>
            <text:p>T value</text:p>
            <text:p>Significant Difference</text:p>
            <text:p>RPA</text:p>
            <text:p>Null model</text:p>
            <text:p>90.00</text:p>
            <text:p>95.07</text:p>
            <text:p>19.15</text:p>
            <text:p>a</text:p>
            <text:p>Plant species</text:p>
            <text:p>90.63</text:p>
            <text:p>97.39</text:p>
            <text:p>14.40</text:p>
            <text:p>a</text:p>
            <text:p>Nutrients distribution</text:p>
            <text:p>90.31</text:p>
            <text:p>97.07</text:p>
            <text:p>14.77</text:p>
            <text:p>a</text:p>
            <text:p>AMF model</text:p>
            <text:p>86.08</text:p>
            <text:p>92.84</text:p>
            <text:p>16.33</text:p>
            <text:p>b</text:p>
            <text:p>Plant species * Nutrients </text:p>
            <text:p>distribution</text:p>
            <text:p>90.58</text:p>
            <text:p>99.03</text:p>
            <text:p>12.88</text:p>
            <text:p>a</text:p>
            <text:p>Species * AMF</text:p>
            <text:p>84.88</text:p>
            <text:p>93.32</text:p>
            <text:p>15.78</text:p>
            <text:p>c</text:p>
            <text:p>Nutrients distribution </text:p>
            <text:p>* AMF</text:p>
            <text:p>84.01</text:p>
            <text:p>92.46</text:p>
            <text:p>16.75</text:p>
            <text:p>c</text:p>
            <text:p>Plant species * Nutrients </text:p>
            <text:p>distribution * AMF</text:p>
            <text:p>80.55</text:p>
            <text:p>90.68</text:p>
            <text:p>20.44</text:p>
            <text:p>d</text:p>
            <text:p>RGR​</text:p>
            <text:p>Null model</text:p>
            <text:p>157.01</text:p>
            <text:p>162.08</text:p>
            <text:p>18.00</text:p>
            <text:p>a</text:p>
            <text:p>Plant species</text:p>
            <text:p>157.45</text:p>
            <text:p>164.20</text:p>
            <text:p>13.80</text:p>
            <text:p>a</text:p>
            <text:p>Nutrients distribution</text:p>
            <text:p>158.68</text:p>
            <text:p>165.44</text:p>
            <text:p>11.67</text:p>
            <text:p>a</text:p>
            <text:p>AMF model</text:p>
            <text:p>150.79</text:p>
            <text:p>157.55</text:p>
            <text:p>22.02</text:p>
            <text:p>b</text:p>
            <text:p>Plant species * Nutrients </text:p>
            <text:p>distribution</text:p>
            <text:p>159.05</text:p>
            <text:p>167.49</text:p>
            <text:p>10.25</text:p>
            <text:p>a</text:p>
            <text:p>Plant species * AMF</text:p>
            <text:p>147.32</text:p>
            <text:p>155.76</text:p>
            <text:p>24.38</text:p>
            <text:p>c</text:p>
            <text:p>Nutrients distribution </text:p>
            <text:p>* AMF</text:p>
            <text:p>151.85</text:p>
            <text:p>160.29</text:p>
            <text:p>16.95</text:p>
            <text:p>b</text:p>
            <text:p>Plant species * Nutrients </text:p>
            <text:p>distribution * AMF</text:p>
            <text:p>147.32</text:p>
            <text:p>157.46</text:p>
            <text:p>20.86</text:p>
            <text:p>c</text:p>
            <text:p>Biomass</text:p>
            <text:p>Null model</text:p>
            <text:p>256.21</text:p>
            <text:p>261.27</text:p>
            <text:p>4.44</text:p>
            <text:p>a</text:p>
            <text:p>Plant species</text:p>
            <text:p>253.74</text:p>
            <text:p>260.50</text:p>
            <text:p>2.34</text:p>
            <text:p>b</text:p>
            <text:p>Nutrients distribution</text:p>
            <text:p>258.18</text:p>
            <text:p>264.94</text:p>
            <text:p>2.81</text:p>
            <text:p>a</text:p>
            <text:p>AMF model</text:p>
            <text:p>253.73</text:p>
            <text:p>260.48</text:p>
            <text:p>5.34</text:p>
            <text:p>b</text:p>
            <text:p>Species * Nutrients </text:p>
            <text:p>distribution</text:p>
            <text:p>255.70</text:p>
            <text:p>264.14</text:p>
            <text:p>1.66</text:p>
            <text:p>a</text:p>
            <text:p>Plant species * AMF</text:p>
            <text:p>244.66</text:p>
            <text:p>253.10</text:p>
            <text:p>5.72</text:p>
            <text:p>c</text:p>
            <text:p>Nutrients distribution </text:p>
            <text:p>* AMF</text:p>
            <text:p>255.69</text:p>
            <text:p>264.13</text:p>
            <text:p>3.89</text:p>
            <text:p>a</text:p>
            <text:p>Plant species * Nutrients </text:p>
            <text:p>distribution * AMF</text:p>
            <text:p>246.49</text:p>
            <text:p>256.62</text:p>
            <text:p>4.33</text:p>
            <text:p>c</text:p>
            <text:p>Root:shoot</text:p>
            <text:p>Null model</text:p>
            <text:p>-91.82</text:p>
            <text:p>-86.75</text:p>
            <text:p>10.95</text:p>
            <text:p>a</text:p>
            <text:p>Plant species</text:p>
            <text:p>-95.69</text:p>
            <text:p>-88.94</text:p>
            <text:p>12.15</text:p>
            <text:p>b</text:p>
            <text:p>Nutrients distribution</text:p>
            <text:p>-90.84</text:p>
            <text:p>-84.08</text:p>
            <text:p>7.00</text:p>
            <text:p>a</text:p>
            <text:p>AMF model</text:p>
            <text:p>-91.67</text:p>
            <text:p>-84.91</text:p>
            <text:p>7.16</text:p>
            <text:p>a</text:p>
            <text:p>Plant species * Nutrients </text:p>
            <text:p>distribution</text:p>
            <text:p>-95.99</text:p>
            <text:p>-87.55</text:p>
            <text:p>9.71</text:p>
            <text:p>b</text:p>
            <text:p>Plant species * AMF</text:p>
            <text:p>-98.20</text:p>
            <text:p>-89.76</text:p>
            <text:p>10.88</text:p>
            <text:p>c</text:p>
            <text:p>Nutrients distribution </text:p>
            <text:p>* AMF</text:p>
            <text:p>-90.97</text:p>
            <text:p>-82.53</text:p>
            <text:p>5.25</text:p>
            <text:p>a</text:p>
            <text:p>Plant species * Nutrients </text:p>
            <text:p>distribution * AMF</text:p>
            <text:p>-100.81</text:p>
            <text:p>-90.68</text:p>
            <text:p>10.36</text:p>
            <text:p>d</text:p>
            <text:p>Page 4 of 12</text:p>
            <text:p>Liang et al. 3a), and the root biomass of both </text:p>
            <text:p>­</text:p>
            <text:p>N2-fixing plants (A. odoratissima: p &lt; 0.001, R2 = 0.872; </text:p>
            <text:p>C. cajan: p &lt; 0.001, R2 = 0.864; Fig. Our results showed that the plants had a higher </text:p>
            <text:p>root biomass and AM colonisation in the heterogeneous </text:p>
            <text:p>soil environment than in the homogeneous soil environ-</text:p>
            <text:p>ment (Figs. AM colonisation was positively </text:p>
            <text:p>correlated with root biomass in the heterogeneous soil </text:p>
            <text:p>environment (Fig. The accumulation strategies of plant nutrient acquisi-</text:p>
            <text:p>tion between root biomass and AM fungi in poor and </text:p>
            <text:p>heterogeneous soil environments can be explained by </text:p>
            <text:p>the root absorption capacity [26]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'AMF']</text:p>
          </table:table-cell>
          <table:table-cell office:value-type="string" calcext:value-type="string">
            <text:p>biomas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lant species model: ƒi = α + β1 × X Specie + β2 × X Nutrients distribution + bi × Zgroups + εi. If letters </text:p>
            <text:p>in the last column were different, the mixed factors (Plant species or Nutrients distribution) were captured into these models</text:p>
            <text:p>Response variable</text:p>
            <text:p>Linear mixed models</text:p>
            <text:p>AIC</text:p>
            <text:p>BIC</text:p>
            <text:p>T value</text:p>
            <text:p>Significant Difference</text:p>
            <text:p>RPA</text:p>
            <text:p>Null model</text:p>
            <text:p>90.00</text:p>
            <text:p>95.07</text:p>
            <text:p>19.15</text:p>
            <text:p>a</text:p>
            <text:p>Plant species</text:p>
            <text:p>90.63</text:p>
            <text:p>97.39</text:p>
            <text:p>14.40</text:p>
            <text:p>a</text:p>
            <text:p>Nutrients distribution</text:p>
            <text:p>90.31</text:p>
            <text:p>97.07</text:p>
            <text:p>14.77</text:p>
            <text:p>a</text:p>
            <text:p>AMF model</text:p>
            <text:p>86.08</text:p>
            <text:p>92.84</text:p>
            <text:p>16.33</text:p>
            <text:p>b</text:p>
            <text:p>Plant species * Nutrients </text:p>
            <text:p>distribution</text:p>
            <text:p>90.58</text:p>
            <text:p>99.03</text:p>
            <text:p>12.88</text:p>
            <text:p>a</text:p>
            <text:p>Species * AMF</text:p>
            <text:p>84.88</text:p>
            <text:p>93.32</text:p>
            <text:p>15.78</text:p>
            <text:p>c</text:p>
            <text:p>Nutrients distribution </text:p>
            <text:p>* AMF</text:p>
            <text:p>84.01</text:p>
            <text:p>92.46</text:p>
            <text:p>16.75</text:p>
            <text:p>c</text:p>
            <text:p>Plant species * Nutrients </text:p>
            <text:p>distribution * AMF</text:p>
            <text:p>80.55</text:p>
            <text:p>90.68</text:p>
            <text:p>20.44</text:p>
            <text:p>d</text:p>
            <text:p>RGR​</text:p>
            <text:p>Null model</text:p>
            <text:p>157.01</text:p>
            <text:p>162.08</text:p>
            <text:p>18.00</text:p>
            <text:p>a</text:p>
            <text:p>Plant species</text:p>
            <text:p>157.45</text:p>
            <text:p>164.20</text:p>
            <text:p>13.80</text:p>
            <text:p>a</text:p>
            <text:p>Nutrients distribution</text:p>
            <text:p>158.68</text:p>
            <text:p>165.44</text:p>
            <text:p>11.67</text:p>
            <text:p>a</text:p>
            <text:p>AMF model</text:p>
            <text:p>150.79</text:p>
            <text:p>157.55</text:p>
            <text:p>22.02</text:p>
            <text:p>b</text:p>
            <text:p>Plant species * Nutrients </text:p>
            <text:p>distribution</text:p>
            <text:p>159.05</text:p>
            <text:p>167.49</text:p>
            <text:p>10.25</text:p>
            <text:p>a</text:p>
            <text:p>Plant species * AMF</text:p>
            <text:p>147.32</text:p>
            <text:p>155.76</text:p>
            <text:p>24.38</text:p>
            <text:p>c</text:p>
            <text:p>Nutrients distribution </text:p>
            <text:p>* AMF</text:p>
            <text:p>151.85</text:p>
            <text:p>160.29</text:p>
            <text:p>16.95</text:p>
            <text:p>b</text:p>
            <text:p>Plant species * Nutrients </text:p>
            <text:p>distribution * AMF</text:p>
            <text:p>147.32</text:p>
            <text:p>157.46</text:p>
            <text:p>20.86</text:p>
            <text:p>c</text:p>
            <text:p>Biomass</text:p>
            <text:p>Null model</text:p>
            <text:p>256.21</text:p>
            <text:p>261.27</text:p>
            <text:p>4.44</text:p>
            <text:p>a</text:p>
            <text:p>Plant species</text:p>
            <text:p>253.74</text:p>
            <text:p>260.50</text:p>
            <text:p>2.34</text:p>
            <text:p>b</text:p>
            <text:p>Nutrients distribution</text:p>
            <text:p>258.18</text:p>
            <text:p>264.94</text:p>
            <text:p>2.81</text:p>
            <text:p>a</text:p>
            <text:p>AMF model</text:p>
            <text:p>253.73</text:p>
            <text:p>260.48</text:p>
            <text:p>5.34</text:p>
            <text:p>b</text:p>
            <text:p>Species * Nutrients </text:p>
            <text:p>distribution</text:p>
            <text:p>255.70</text:p>
            <text:p>264.14</text:p>
            <text:p>1.66</text:p>
            <text:p>a</text:p>
            <text:p>Plant species * AMF</text:p>
            <text:p>244.66</text:p>
            <text:p>253.10</text:p>
            <text:p>5.72</text:p>
            <text:p>c</text:p>
            <text:p>Nutrients distribution </text:p>
            <text:p>* AMF</text:p>
            <text:p>255.69</text:p>
            <text:p>264.13</text:p>
            <text:p>3.89</text:p>
            <text:p>a</text:p>
            <text:p>Plant species * Nutrients </text:p>
            <text:p>distribution * AMF</text:p>
            <text:p>246.49</text:p>
            <text:p>256.62</text:p>
            <text:p>4.33</text:p>
            <text:p>c</text:p>
            <text:p>Root:shoot</text:p>
            <text:p>Null model</text:p>
            <text:p>-91.82</text:p>
            <text:p>-86.75</text:p>
            <text:p>10.95</text:p>
            <text:p>a</text:p>
            <text:p>Plant species</text:p>
            <text:p>-95.69</text:p>
            <text:p>-88.94</text:p>
            <text:p>12.15</text:p>
            <text:p>b</text:p>
            <text:p>Nutrients distribution</text:p>
            <text:p>-90.84</text:p>
            <text:p>-84.08</text:p>
            <text:p>7.00</text:p>
            <text:p>a</text:p>
            <text:p>AMF model</text:p>
            <text:p>-91.67</text:p>
            <text:p>-84.91</text:p>
            <text:p>7.16</text:p>
            <text:p>a</text:p>
            <text:p>Plant species * Nutrients </text:p>
            <text:p>distribution</text:p>
            <text:p>-95.99</text:p>
            <text:p>-87.55</text:p>
            <text:p>9.71</text:p>
            <text:p>b</text:p>
            <text:p>Plant species * AMF</text:p>
            <text:p>-98.20</text:p>
            <text:p>-89.76</text:p>
            <text:p>10.88</text:p>
            <text:p>c</text:p>
            <text:p>Nutrients distribution </text:p>
            <text:p>* AMF</text:p>
            <text:p>-90.97</text:p>
            <text:p>-82.53</text:p>
            <text:p>5.25</text:p>
            <text:p>a</text:p>
            <text:p>Plant species * Nutrients </text:p>
            <text:p>distribution * AMF</text:p>
            <text:p>-100.81</text:p>
            <text:p>-90.68</text:p>
            <text:p>10.36</text:p>
            <text:p>d</text:p>
            <text:p>Page 4 of 12</text:p>
            <text:p>Liang et al. 3a), and the root biomass of both </text:p>
            <text:p>­</text:p>
            <text:p>N2-fixing plants (A. odoratissima: p &lt; 0.001, R2 = 0.872; </text:p>
            <text:p>C. cajan: p &lt; 0.001, R2 = 0.864; Fig. Our results showed that the plants had a higher </text:p>
            <text:p>root biomass and AM colonisation in the heterogeneous </text:p>
            <text:p>soil environment than in the homogeneous soil environ-</text:p>
            <text:p>ment (Figs. AM colonisation was positively </text:p>
            <text:p>correlated with root biomass in the heterogeneous soil </text:p>
            <text:p>environment (Fig. The accumulation strategies of plant nutrient acquisi-</text:p>
            <text:p>tion between root biomass and AM fungi in poor and </text:p>
            <text:p>heterogeneous soil environments can be explained by </text:p>
            <text:p>the root absorption capacity [26]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'AMF']</text:p>
          </table:table-cell>
          <table:table-cell office:value-type="string" calcext:value-type="string">
            <text:p>biomas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lant species model: ƒi = α + β1 × X Specie + β2 × X Nutrients distribution + bi × Zgroups + εi. If letters </text:p>
            <text:p>in the last column were different, the mixed factors (Plant species or Nutrients distribution) were captured into these models</text:p>
            <text:p>Response variable</text:p>
            <text:p>Linear mixed models</text:p>
            <text:p>AIC</text:p>
            <text:p>BIC</text:p>
            <text:p>T value</text:p>
            <text:p>Significant Difference</text:p>
            <text:p>RPA</text:p>
            <text:p>Null model</text:p>
            <text:p>90.00</text:p>
            <text:p>95.07</text:p>
            <text:p>19.15</text:p>
            <text:p>a</text:p>
            <text:p>Plant species</text:p>
            <text:p>90.63</text:p>
            <text:p>97.39</text:p>
            <text:p>14.40</text:p>
            <text:p>a</text:p>
            <text:p>Nutrients distribution</text:p>
            <text:p>90.31</text:p>
            <text:p>97.07</text:p>
            <text:p>14.77</text:p>
            <text:p>a</text:p>
            <text:p>AMF model</text:p>
            <text:p>86.08</text:p>
            <text:p>92.84</text:p>
            <text:p>16.33</text:p>
            <text:p>b</text:p>
            <text:p>Plant species * Nutrients </text:p>
            <text:p>distribution</text:p>
            <text:p>90.58</text:p>
            <text:p>99.03</text:p>
            <text:p>12.88</text:p>
            <text:p>a</text:p>
            <text:p>Species * AMF</text:p>
            <text:p>84.88</text:p>
            <text:p>93.32</text:p>
            <text:p>15.78</text:p>
            <text:p>c</text:p>
            <text:p>Nutrients distribution </text:p>
            <text:p>* AMF</text:p>
            <text:p>84.01</text:p>
            <text:p>92.46</text:p>
            <text:p>16.75</text:p>
            <text:p>c</text:p>
            <text:p>Plant species * Nutrients </text:p>
            <text:p>distribution * AMF</text:p>
            <text:p>80.55</text:p>
            <text:p>90.68</text:p>
            <text:p>20.44</text:p>
            <text:p>d</text:p>
            <text:p>RGR​</text:p>
            <text:p>Null model</text:p>
            <text:p>157.01</text:p>
            <text:p>162.08</text:p>
            <text:p>18.00</text:p>
            <text:p>a</text:p>
            <text:p>Plant species</text:p>
            <text:p>157.45</text:p>
            <text:p>164.20</text:p>
            <text:p>13.80</text:p>
            <text:p>a</text:p>
            <text:p>Nutrients distribution</text:p>
            <text:p>158.68</text:p>
            <text:p>165.44</text:p>
            <text:p>11.67</text:p>
            <text:p>a</text:p>
            <text:p>AMF model</text:p>
            <text:p>150.79</text:p>
            <text:p>157.55</text:p>
            <text:p>22.02</text:p>
            <text:p>b</text:p>
            <text:p>Plant species * Nutrients </text:p>
            <text:p>distribution</text:p>
            <text:p>159.05</text:p>
            <text:p>167.49</text:p>
            <text:p>10.25</text:p>
            <text:p>a</text:p>
            <text:p>Plant species * AMF</text:p>
            <text:p>147.32</text:p>
            <text:p>155.76</text:p>
            <text:p>24.38</text:p>
            <text:p>c</text:p>
            <text:p>Nutrients distribution </text:p>
            <text:p>* AMF</text:p>
            <text:p>151.85</text:p>
            <text:p>160.29</text:p>
            <text:p>16.95</text:p>
            <text:p>b</text:p>
            <text:p>Plant species * Nutrients </text:p>
            <text:p>distribution * AMF</text:p>
            <text:p>147.32</text:p>
            <text:p>157.46</text:p>
            <text:p>20.86</text:p>
            <text:p>c</text:p>
            <text:p>Biomass</text:p>
            <text:p>Null model</text:p>
            <text:p>256.21</text:p>
            <text:p>261.27</text:p>
            <text:p>4.44</text:p>
            <text:p>a</text:p>
            <text:p>Plant species</text:p>
            <text:p>253.74</text:p>
            <text:p>260.50</text:p>
            <text:p>2.34</text:p>
            <text:p>b</text:p>
            <text:p>Nutrients distribution</text:p>
            <text:p>258.18</text:p>
            <text:p>264.94</text:p>
            <text:p>2.81</text:p>
            <text:p>a</text:p>
            <text:p>AMF model</text:p>
            <text:p>253.73</text:p>
            <text:p>260.48</text:p>
            <text:p>5.34</text:p>
            <text:p>b</text:p>
            <text:p>Species * Nutrients </text:p>
            <text:p>distribution</text:p>
            <text:p>255.70</text:p>
            <text:p>264.14</text:p>
            <text:p>1.66</text:p>
            <text:p>a</text:p>
            <text:p>Plant species * AMF</text:p>
            <text:p>244.66</text:p>
            <text:p>253.10</text:p>
            <text:p>5.72</text:p>
            <text:p>c</text:p>
            <text:p>Nutrients distribution </text:p>
            <text:p>* AMF</text:p>
            <text:p>255.69</text:p>
            <text:p>264.13</text:p>
            <text:p>3.89</text:p>
            <text:p>a</text:p>
            <text:p>Plant species * Nutrients </text:p>
            <text:p>distribution * AMF</text:p>
            <text:p>246.49</text:p>
            <text:p>256.62</text:p>
            <text:p>4.33</text:p>
            <text:p>c</text:p>
            <text:p>Root:shoot</text:p>
            <text:p>Null model</text:p>
            <text:p>-91.82</text:p>
            <text:p>-86.75</text:p>
            <text:p>10.95</text:p>
            <text:p>a</text:p>
            <text:p>Plant species</text:p>
            <text:p>-95.69</text:p>
            <text:p>-88.94</text:p>
            <text:p>12.15</text:p>
            <text:p>b</text:p>
            <text:p>Nutrients distribution</text:p>
            <text:p>-90.84</text:p>
            <text:p>-84.08</text:p>
            <text:p>7.00</text:p>
            <text:p>a</text:p>
            <text:p>AMF model</text:p>
            <text:p>-91.67</text:p>
            <text:p>-84.91</text:p>
            <text:p>7.16</text:p>
            <text:p>a</text:p>
            <text:p>Plant species * Nutrients </text:p>
            <text:p>distribution</text:p>
            <text:p>-95.99</text:p>
            <text:p>-87.55</text:p>
            <text:p>9.71</text:p>
            <text:p>b</text:p>
            <text:p>Plant species * AMF</text:p>
            <text:p>-98.20</text:p>
            <text:p>-89.76</text:p>
            <text:p>10.88</text:p>
            <text:p>c</text:p>
            <text:p>Nutrients distribution </text:p>
            <text:p>* AMF</text:p>
            <text:p>-90.97</text:p>
            <text:p>-82.53</text:p>
            <text:p>5.25</text:p>
            <text:p>a</text:p>
            <text:p>Plant species * Nutrients </text:p>
            <text:p>distribution * AMF</text:p>
            <text:p>-100.81</text:p>
            <text:p>-90.68</text:p>
            <text:p>10.36</text:p>
            <text:p>d</text:p>
            <text:p>Page 4 of 12</text:p>
            <text:p>Liang et al. 3a), and the root biomass of both </text:p>
            <text:p>­</text:p>
            <text:p>N2-fixing plants (A. odoratissima: p &lt; 0.001, R2 = 0.872; </text:p>
            <text:p>C. cajan: p &lt; 0.001, R2 = 0.864; Fig. Our results showed that the plants had a higher </text:p>
            <text:p>root biomass and AM colonisation in the heterogeneous </text:p>
            <text:p>soil environment than in the homogeneous soil environ-</text:p>
            <text:p>ment (Figs. AM colonisation was positively </text:p>
            <text:p>correlated with root biomass in the heterogeneous soil </text:p>
            <text:p>environment (Fig. The accumulation strategies of plant nutrient acquisi-</text:p>
            <text:p>tion between root biomass and AM fungi in poor and </text:p>
            <text:p>heterogeneous soil environments can be explained by </text:p>
            <text:p>the root absorption capacity [26]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lant species model: ƒi = α + β1 × X Specie + β2 × X Nutrients distribution + bi × Zgroups + εi. If letters </text:p>
            <text:p>in the last column were different, the mixed factors (Plant species or Nutrients distribution) were captured into these models</text:p>
            <text:p>Response variable</text:p>
            <text:p>Linear mixed models</text:p>
            <text:p>AIC</text:p>
            <text:p>BIC</text:p>
            <text:p>T value</text:p>
            <text:p>Significant Difference</text:p>
            <text:p>RPA</text:p>
            <text:p>Null model</text:p>
            <text:p>90.00</text:p>
            <text:p>95.07</text:p>
            <text:p>19.15</text:p>
            <text:p>a</text:p>
            <text:p>Plant species</text:p>
            <text:p>90.63</text:p>
            <text:p>97.39</text:p>
            <text:p>14.40</text:p>
            <text:p>a</text:p>
            <text:p>Nutrients distribution</text:p>
            <text:p>90.31</text:p>
            <text:p>97.07</text:p>
            <text:p>14.77</text:p>
            <text:p>a</text:p>
            <text:p>AMF model</text:p>
            <text:p>86.08</text:p>
            <text:p>92.84</text:p>
            <text:p>16.33</text:p>
            <text:p>b</text:p>
            <text:p>Plant species * Nutrients </text:p>
            <text:p>distribution</text:p>
            <text:p>90.58</text:p>
            <text:p>99.03</text:p>
            <text:p>12.88</text:p>
            <text:p>a</text:p>
            <text:p>Species * AMF</text:p>
            <text:p>84.88</text:p>
            <text:p>93.32</text:p>
            <text:p>15.78</text:p>
            <text:p>c</text:p>
            <text:p>Nutrients distribution </text:p>
            <text:p>* AMF</text:p>
            <text:p>84.01</text:p>
            <text:p>92.46</text:p>
            <text:p>16.75</text:p>
            <text:p>c</text:p>
            <text:p>Plant species * Nutrients </text:p>
            <text:p>distribution * AMF</text:p>
            <text:p>80.55</text:p>
            <text:p>90.68</text:p>
            <text:p>20.44</text:p>
            <text:p>d</text:p>
            <text:p>RGR​</text:p>
            <text:p>Null model</text:p>
            <text:p>157.01</text:p>
            <text:p>162.08</text:p>
            <text:p>18.00</text:p>
            <text:p>a</text:p>
            <text:p>Plant species</text:p>
            <text:p>157.45</text:p>
            <text:p>164.20</text:p>
            <text:p>13.80</text:p>
            <text:p>a</text:p>
            <text:p>Nutrients distribution</text:p>
            <text:p>158.68</text:p>
            <text:p>165.44</text:p>
            <text:p>11.67</text:p>
            <text:p>a</text:p>
            <text:p>AMF model</text:p>
            <text:p>150.79</text:p>
            <text:p>157.55</text:p>
            <text:p>22.02</text:p>
            <text:p>b</text:p>
            <text:p>Plant species * Nutrients </text:p>
            <text:p>distribution</text:p>
            <text:p>159.05</text:p>
            <text:p>167.49</text:p>
            <text:p>10.25</text:p>
            <text:p>a</text:p>
            <text:p>Plant species * AMF</text:p>
            <text:p>147.32</text:p>
            <text:p>155.76</text:p>
            <text:p>24.38</text:p>
            <text:p>c</text:p>
            <text:p>Nutrients distribution </text:p>
            <text:p>* AMF</text:p>
            <text:p>151.85</text:p>
            <text:p>160.29</text:p>
            <text:p>16.95</text:p>
            <text:p>b</text:p>
            <text:p>Plant species * Nutrients </text:p>
            <text:p>distribution * AMF</text:p>
            <text:p>147.32</text:p>
            <text:p>157.46</text:p>
            <text:p>20.86</text:p>
            <text:p>c</text:p>
            <text:p>Biomass</text:p>
            <text:p>Null model</text:p>
            <text:p>256.21</text:p>
            <text:p>261.27</text:p>
            <text:p>4.44</text:p>
            <text:p>a</text:p>
            <text:p>Plant species</text:p>
            <text:p>253.74</text:p>
            <text:p>260.50</text:p>
            <text:p>2.34</text:p>
            <text:p>b</text:p>
            <text:p>Nutrients distribution</text:p>
            <text:p>258.18</text:p>
            <text:p>264.94</text:p>
            <text:p>2.81</text:p>
            <text:p>a</text:p>
            <text:p>AMF model</text:p>
            <text:p>253.73</text:p>
            <text:p>260.48</text:p>
            <text:p>5.34</text:p>
            <text:p>b</text:p>
            <text:p>Species * Nutrients </text:p>
            <text:p>distribution</text:p>
            <text:p>255.70</text:p>
            <text:p>264.14</text:p>
            <text:p>1.66</text:p>
            <text:p>a</text:p>
            <text:p>Plant species * AMF</text:p>
            <text:p>244.66</text:p>
            <text:p>253.10</text:p>
            <text:p>5.72</text:p>
            <text:p>c</text:p>
            <text:p>Nutrients distribution </text:p>
            <text:p>* AMF</text:p>
            <text:p>255.69</text:p>
            <text:p>264.13</text:p>
            <text:p>3.89</text:p>
            <text:p>a</text:p>
            <text:p>Plant species * Nutrients </text:p>
            <text:p>distribution * AMF</text:p>
            <text:p>246.49</text:p>
            <text:p>256.62</text:p>
            <text:p>4.33</text:p>
            <text:p>c</text:p>
            <text:p>Root:shoot</text:p>
            <text:p>Null model</text:p>
            <text:p>-91.82</text:p>
            <text:p>-86.75</text:p>
            <text:p>10.95</text:p>
            <text:p>a</text:p>
            <text:p>Plant species</text:p>
            <text:p>-95.69</text:p>
            <text:p>-88.94</text:p>
            <text:p>12.15</text:p>
            <text:p>b</text:p>
            <text:p>Nutrients distribution</text:p>
            <text:p>-90.84</text:p>
            <text:p>-84.08</text:p>
            <text:p>7.00</text:p>
            <text:p>a</text:p>
            <text:p>AMF model</text:p>
            <text:p>-91.67</text:p>
            <text:p>-84.91</text:p>
            <text:p>7.16</text:p>
            <text:p>a</text:p>
            <text:p>Plant species * Nutrients </text:p>
            <text:p>distribution</text:p>
            <text:p>-95.99</text:p>
            <text:p>-87.55</text:p>
            <text:p>9.71</text:p>
            <text:p>b</text:p>
            <text:p>Plant species * AMF</text:p>
            <text:p>-98.20</text:p>
            <text:p>-89.76</text:p>
            <text:p>10.88</text:p>
            <text:p>c</text:p>
            <text:p>Nutrients distribution </text:p>
            <text:p>* AMF</text:p>
            <text:p>-90.97</text:p>
            <text:p>-82.53</text:p>
            <text:p>5.25</text:p>
            <text:p>a</text:p>
            <text:p>Plant species * Nutrients </text:p>
            <text:p>distribution * AMF</text:p>
            <text:p>-100.81</text:p>
            <text:p>-90.68</text:p>
            <text:p>10.36</text:p>
            <text:p>d</text:p>
            <text:p>Page 4 of 12</text:p>
            <text:p>Liang et al. 3a), and the root biomass of both </text:p>
            <text:p>­</text:p>
            <text:p>N2-fixing plants (A. odoratissima: p &lt; 0.001, R2 = 0.872; </text:p>
            <text:p>C. cajan: p &lt; 0.001, R2 = 0.864; Fig. Our results showed that the plants had a higher </text:p>
            <text:p>root biomass and AM colonisation in the heterogeneous </text:p>
            <text:p>soil environment than in the homogeneous soil environ-</text:p>
            <text:p>ment (Figs. AM colonisation was positively </text:p>
            <text:p>correlated with root biomass in the heterogeneous soil </text:p>
            <text:p>environment (Fig. The accumulation strategies of plant nutrient acquisi-</text:p>
            <text:p>tion between root biomass and AM fungi in poor and </text:p>
            <text:p>heterogeneous soil environments can be explained by </text:p>
            <text:p>the root absorption capacity [26]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10135" calcext:value-type="float">
            <text:p>35410135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  Relationship between root biomass and arbuscular </text:p>
            <text:p>mycorrhizal fungi (AMF) colonisation of two ­</text:p>
            <text:p>N2-fixing plant species </text:p>
            <text:p>(Albizia odoratissima and Cajanus cajan) grown in different soil </text:p>
            <text:p>conditions (ho, homogeneous; he, heterogenous; AMF, inoculated; </text:p>
            <text:p>non-AMF, not inoculated)</text:p>
            <text:p>Page 6 of 12</text:p>
            <text:p>Liang et al. 3  Relationship between the arbuscular mycorrhizal fungal colonisation and relative growth rate (a); relative growth rate and root phosphatase </text:p>
            <text:p>activity phosphatases (b); ­</text:p>
            <text:p>N2 fixation and relative growth rate (c); root biomass and relative growth rate (d) of two ­</text:p>
            <text:p>N2-fixing plant species (Albizia </text:p>
            <text:p>odoratissima and Cajanus cajan) grown in different soil conditions (ho, homogeneous; he, heterogenous; AMF, inoculated; non-AMF, not inoculated)</text:p>
            <text:p>Page 7 of 12</text:p>
            <text:p>Liang et al. Although plant growth </text:p>
            <text:p>was not significantly improved by the AM inoculation </text:p>
            <text:p>in the present study, it increased the root biomass in the </text:p>
            <text:p>heterogeneous soil environment compared with homo-</text:p>
            <text:p>geneous soil environme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mchenko201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3.3 | Below‐ground biomass and root traits</text:p>
            <text:p>The application of activated carbon significantly reduced root pro-</text:p>
            <text:p>duction in communities composed of local genotypes but not in </text:p>
            <text:p>communities composed of mixed genotypes (interaction between </text:p>
            <text:p>the effects of community type and activated carbon F1,228  =  8.4, </text:p>
            <text:p>p = 0.004; Table 3, Figure 4a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mchenko201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Degrees of freedom are 1 and 228 for numerator and denominator, respectively, except for graminoid biomass in the second and third year of the </text:p>
            <text:p>experiment where it was 227 and 226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mchenko2019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Degrees of freedom are 1 and 228 for numerator and denominator, respectively, except for graminoid biomass in the second and third year of the </text:p>
            <text:p>experiment where it was 227 and 226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88066" calcext:value-type="float">
            <text:p>33888066</text:p>
          </table:table-cell>
          <table:table-cell office:value-type="string" calcext:value-type="string">
            <text:p>['Bradyrhizobium']</text:p>
          </table:table-cell>
          <table:table-cell office:value-type="string" calcext:value-type="string">
            <text:p>dry weight</text:p>
          </table:table-cell>
          <table:table-cell office:value-type="float" office:value="59.3" calcext:value-type="float">
            <text:p>59.3</text:p>
          </table:table-cell>
          <table:table-cell/>
          <table:table-cell office:value-type="string" calcext:value-type="string">
            <text:p>The plant dry weight was im-</text:p>
            <text:p>proved with the application of Bradyrhizobium by 59.3,</text:p>
            <text:p>13.5 and 34.8%; and with the application of AMF by 63.2,</text:p>
            <text:p>21.8 and 41.0% and with their combination by 61.7, 18.7,</text:p>
            <text:p>38.7% in both growing seasons as compared with control,</text:p>
            <text:p>100% NPK and 50% NPK, respectively (Table 2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88066" calcext:value-type="float">
            <text:p>33888066</text:p>
          </table:table-cell>
          <table:table-cell office:value-type="string" calcext:value-type="string">
            <text:p>['Bradyrhizobium']</text:p>
          </table:table-cell>
          <table:table-cell office:value-type="string" calcext:value-type="string">
            <text:p>dry weight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The plant dry weight was im-</text:p>
            <text:p>proved with the application of Bradyrhizobium by 59.3,</text:p>
            <text:p>13.5 and 34.8%; and with the application of AMF by 63.2,</text:p>
            <text:p>21.8 and 41.0% and with their combination by 61.7, 18.7,</text:p>
            <text:p>38.7% in both growing seasons as compared with control,</text:p>
            <text:p>100% NPK and 50% NPK, respectively (Table 2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88066" calcext:value-type="float">
            <text:p>33888066</text:p>
          </table:table-cell>
          <table:table-cell office:value-type="string" calcext:value-type="string">
            <text:p>['Bradyrhizobium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The plant dry weight was im-</text:p>
            <text:p>proved with the application of Bradyrhizobium by 59.3,</text:p>
            <text:p>13.5 and 34.8%; and with the application of AMF by 63.2,</text:p>
            <text:p>21.8 and 41.0% and with their combination by 61.7, 18.7,</text:p>
            <text:p>38.7% in both growing seasons as compared with control,</text:p>
            <text:p>100% NPK and 50% NPK, respectively (Table 2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88066" calcext:value-type="float">
            <text:p>33888066</text:p>
          </table:table-cell>
          <table:table-cell office:value-type="string" calcext:value-type="string">
            <text:p>['Bradyrhizobium']</text:p>
          </table:table-cell>
          <table:table-cell office:value-type="string" calcext:value-type="string">
            <text:p>dry weight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string" calcext:value-type="string">
            <text:p>The plant dry weight was im-</text:p>
            <text:p>proved with the application of Bradyrhizobium by 59.3,</text:p>
            <text:p>13.5 and 34.8%; and with the application of AMF by 63.2,</text:p>
            <text:p>21.8 and 41.0% and with their combination by 61.7, 18.7,</text:p>
            <text:p>38.7% in both growing seasons as compared with control,</text:p>
            <text:p>100% NPK and 50% NPK, respectively (Table 2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88066" calcext:value-type="float">
            <text:p>33888066</text:p>
          </table:table-cell>
          <table:table-cell office:value-type="string" calcext:value-type="string">
            <text:p>['AMF', 'combination']</text:p>
          </table:table-cell>
          <table:table-cell office:value-type="string" calcext:value-type="string">
            <text:p>dry weight</text:p>
          </table:table-cell>
          <table:table-cell office:value-type="float" office:value="63.2" calcext:value-type="float">
            <text:p>63.2</text:p>
          </table:table-cell>
          <table:table-cell/>
          <table:table-cell office:value-type="string" calcext:value-type="string">
            <text:p>The plant dry weight was im-</text:p>
            <text:p>proved with the application of Bradyrhizobium by 59.3,</text:p>
            <text:p>13.5 and 34.8%; and with the application of AMF by 63.2,</text:p>
            <text:p>21.8 and 41.0% and with their combination by 61.7, 18.7,</text:p>
            <text:p>38.7% in both growing seasons as compared with control,</text:p>
            <text:p>100% NPK and 50% NPK, respectively (Table 2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88066" calcext:value-type="float">
            <text:p>33888066</text:p>
          </table:table-cell>
          <table:table-cell office:value-type="string" calcext:value-type="string">
            <text:p>['AMF', 'combination']</text:p>
          </table:table-cell>
          <table:table-cell office:value-type="string" calcext:value-type="string">
            <text:p>dry weigh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The plant dry weight was im-</text:p>
            <text:p>proved with the application of Bradyrhizobium by 59.3,</text:p>
            <text:p>13.5 and 34.8%; and with the application of AMF by 63.2,</text:p>
            <text:p>21.8 and 41.0% and with their combination by 61.7, 18.7,</text:p>
            <text:p>38.7% in both growing seasons as compared with control,</text:p>
            <text:p>100% NPK and 50% NPK, respectively (Table 2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88066" calcext:value-type="float">
            <text:p>33888066</text:p>
          </table:table-cell>
          <table:table-cell office:value-type="string" calcext:value-type="string">
            <text:p>['AMF', 'combination']</text:p>
          </table:table-cell>
          <table:table-cell office:value-type="string" calcext:value-type="string">
            <text:p>dry weight</text:p>
          </table:table-cell>
          <table:table-cell/>
          <table:table-cell office:value-type="float" office:value="61.7" calcext:value-type="float">
            <text:p>61.7</text:p>
          </table:table-cell>
          <table:table-cell office:value-type="string" calcext:value-type="string">
            <text:p>The plant dry weight was im-</text:p>
            <text:p>proved with the application of Bradyrhizobium by 59.3,</text:p>
            <text:p>13.5 and 34.8%; and with the application of AMF by 63.2,</text:p>
            <text:p>21.8 and 41.0% and with their combination by 61.7, 18.7,</text:p>
            <text:p>38.7% in both growing seasons as compared with control,</text:p>
            <text:p>100% NPK and 50% NPK, respectively (Table 2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88066" calcext:value-type="float">
            <text:p>33888066</text:p>
          </table:table-cell>
          <table:table-cell office:value-type="string" calcext:value-type="string">
            <text:p>['AMF', 'combination']</text:p>
          </table:table-cell>
          <table:table-cell office:value-type="string" calcext:value-type="string">
            <text:p>dry weight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string" calcext:value-type="string">
            <text:p>The plant dry weight was im-</text:p>
            <text:p>proved with the application of Bradyrhizobium by 59.3,</text:p>
            <text:p>13.5 and 34.8%; and with the application of AMF by 63.2,</text:p>
            <text:p>21.8 and 41.0% and with their combination by 61.7, 18.7,</text:p>
            <text:p>38.7% in both growing seasons as compared with control,</text:p>
            <text:p>100% NPK and 50% NPK, respectively (Table 2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88066" calcext:value-type="float">
            <text:p>33888066</text:p>
          </table:table-cell>
          <table:table-cell office:value-type="string" calcext:value-type="string">
            <text:p>['AMF', 'combination']</text:p>
          </table:table-cell>
          <table:table-cell office:value-type="string" calcext:value-type="string">
            <text:p>dry weight</text:p>
          </table:table-cell>
          <table:table-cell/>
          <table:table-cell office:value-type="float" office:value="38.7" calcext:value-type="float">
            <text:p>38.7</text:p>
          </table:table-cell>
          <table:table-cell office:value-type="string" calcext:value-type="string">
            <text:p>The plant dry weight was im-</text:p>
            <text:p>proved with the application of Bradyrhizobium by 59.3,</text:p>
            <text:p>13.5 and 34.8%; and with the application of AMF by 63.2,</text:p>
            <text:p>21.8 and 41.0% and with their combination by 61.7, 18.7,</text:p>
            <text:p>38.7% in both growing seasons as compared with control,</text:p>
            <text:p>100% NPK and 50% NPK, respectively (Table 2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88066" calcext:value-type="float">
            <text:p>33888066</text:p>
          </table:table-cell>
          <table:table-cell office:value-type="string" calcext:value-type="string">
            <text:p>['NPK', 'NPK', 'control', 'AMF', 'combination']</text:p>
          </table:table-cell>
          <table:table-cell office:value-type="string" calcext:value-type="string">
            <text:p>dry weigh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he plant dry weight was im-</text:p>
            <text:p>proved with the application of Bradyrhizobium by 59.3,</text:p>
            <text:p>13.5 and 34.8%; and with the application of AMF by 63.2,</text:p>
            <text:p>21.8 and 41.0% and with their combination by 61.7, 18.7,</text:p>
            <text:p>38.7% in both growing seasons as compared with control,</text:p>
            <text:p>100% NPK and 50% NPK, respectively (Table 2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88066" calcext:value-type="float">
            <text:p>33888066</text:p>
          </table:table-cell>
          <table:table-cell office:value-type="string" calcext:value-type="string">
            <text:p>['NPK', 'NPK', 'control', 'AMF', 'combination']</text:p>
          </table:table-cell>
          <table:table-cell office:value-type="string" calcext:value-type="string">
            <text:p>dry weigh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plant dry weight was im-</text:p>
            <text:p>proved with the application of Bradyrhizobium by 59.3,</text:p>
            <text:p>13.5 and 34.8%; and with the application of AMF by 63.2,</text:p>
            <text:p>21.8 and 41.0% and with their combination by 61.7, 18.7,</text:p>
            <text:p>38.7% in both growing seasons as compared with control,</text:p>
            <text:p>100% NPK and 50% NPK, respectively (Table 2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88066" calcext:value-type="float">
            <text:p>33888066</text:p>
          </table:table-cell>
          <table:table-cell office:value-type="string" calcext:value-type="string">
            <text:p>['NPK', 'control', 'AMF', 'combination']</text:p>
          </table:table-cell>
          <table:table-cell office:value-type="string" calcext:value-type="string">
            <text:p>dry we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lant dry weight was im-</text:p>
            <text:p>proved with the application of Bradyrhizobium by 59.3,</text:p>
            <text:p>13.5 and 34.8%; and with the application of AMF by 63.2,</text:p>
            <text:p>21.8 and 41.0% and with their combination by 61.7, 18.7,</text:p>
            <text:p>38.7% in both growing seasons as compared with control,</text:p>
            <text:p>100% NPK and 50% NPK, respectively (Table 2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88066" calcext:value-type="float">
            <text:p>33888066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ry weigh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[43] reported</text:p>
            <text:p>that a biofertilizer mixture containing B. japonicum, B.</text:p>
            <text:p>elkanii and S. griseoflavus enhanced nodules number and</text:p>
            <text:p>nodules dry weights of soybean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treatments', 'control', 'treatments', 'control', 'absence']</text:p>
          </table:table-cell>
          <table:table-cell office:value-type="string" calcext:value-type="string">
            <text:p>dry we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iomas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n average, the +AM plants showed higher aboveground </text:p>
            <text:p>biomass than the −AM plants (+ 11%)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24.46" calcext:value-type="float">
            <text:p>24.46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12.58" calcext:value-type="float">
            <text:p>12.58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/>
            <text:p> 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 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 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9.37" calcext:value-type="float">
            <text:p>9.37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Myc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497" calcext:value-type="float">
            <text:p>0.497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−1.5', 'treatment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−1.5', 'treatment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−1.5', 'treatment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−1.5', 'treatment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−1.5', 'treatment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−1.5', 'treatment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088" calcext:value-type="float">
            <text:p>0.088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−1.5', 'treatment', 'treatments', 'control', 'absence']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−0.19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−1.5', 'treatment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−1.5', 'treatment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−1.5', 'treatment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−1.5', 'treatment', 'treatments', 'control', 'absence']</text:p>
          </table:table-cell>
          <table:table-cell office:value-type="string" calcext:value-type="string">
            <text:p>biomass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Table 1   Analysis of variance: </text:p>
            <text:p>F- and p-values for the effects </text:p>
            <text:p>of the applied treatments </text:p>
            <text:p>(Fertilisation, Fert (1); </text:p>
            <text:p>Mycorrhization, Myc (2); and </text:p>
            <text:p>their interaction (1 × 2)) on the </text:p>
            <text:p>traits observed in durum wheat </text:p>
            <text:p>plants</text:p>
            <text:p>Fert (1)</text:p>
            <text:p>Myc (2)</text:p>
            <text:p>1 × 2</text:p>
            <text:p>df</text:p>
            <text:p>F-values</text:p>
            <text:p>p-values</text:p>
            <text:p>df</text:p>
            <text:p>F-values</text:p>
            <text:p>p-values</text:p>
            <text:p>df</text:p>
            <text:p>F-values</text:p>
            <text:p>p-values</text:p>
            <text:p>AM fungi colonisation</text:p>
            <text:p>2</text:p>
            <text:p>24.46</text:p>
            <text:p>0.001</text:p>
            <text:p>-</text:p>
            <text:p>-</text:p>
            <text:p>-</text:p>
            <text:p>-</text:p>
            <text:p>-</text:p>
            <text:p>-</text:p>
            <text:p>Aboveground biomass</text:p>
            <text:p>2</text:p>
            <text:p>12.58</text:p>
            <text:p> &lt; 0.001</text:p>
            <text:p>1</text:p>
            <text:p>17.13</text:p>
            <text:p> &lt; 0.001</text:p>
            <text:p>2</text:p>
            <text:p>0.53</text:p>
            <text:p>0.601</text:p>
            <text:p>Belowground biomass</text:p>
            <text:p>2</text:p>
            <text:p>39.85</text:p>
            <text:p> &lt; 0.001</text:p>
            <text:p>1</text:p>
            <text:p>9.37</text:p>
            <text:p>0.008</text:p>
            <text:p>2</text:p>
            <text:p>0.73</text:p>
            <text:p>0.497</text:p>
            <text:p>Nitrogen concentration</text:p>
            <text:p>2</text:p>
            <text:p>73.66</text:p>
            <text:p> &lt; 0.001</text:p>
            <text:p>1</text:p>
            <text:p>2.23</text:p>
            <text:p>0.116</text:p>
            <text:p>2</text:p>
            <text:p>1.45</text:p>
            <text:p>0.261</text:p>
            <text:p>Nitrogen content</text:p>
            <text:p>2</text:p>
            <text:p>175.18</text:p>
            <text:p> &lt; 0.001</text:p>
            <text:p>1</text:p>
            <text:p>24.21</text:p>
            <text:p> &lt; 0.001</text:p>
            <text:p>2</text:p>
            <text:p>14.80</text:p>
            <text:p> &lt; 0.001</text:p>
            <text:p>15Nitrogen recovery</text:p>
            <text:p>1</text:p>
            <text:p>2915.12</text:p>
            <text:p> &lt; 0.001</text:p>
            <text:p>1</text:p>
            <text:p>0.61</text:p>
            <text:p>0.454</text:p>
            <text:p>1</text:p>
            <text:p>14.77</text:p>
            <text:p>0.004</text:p>
            <text:p>Phosphorus concentration</text:p>
            <text:p>2</text:p>
            <text:p>0.37</text:p>
            <text:p>0.693</text:p>
            <text:p>1</text:p>
            <text:p>64.77</text:p>
            <text:p> &lt; 0.001</text:p>
            <text:p>2</text:p>
            <text:p>11.21</text:p>
            <text:p> &lt; 0.001</text:p>
            <text:p>Phosphorus content</text:p>
            <text:p>2</text:p>
            <text:p>7.21</text:p>
            <text:p>0.007</text:p>
            <text:p>1</text:p>
            <text:p>65.79</text:p>
            <text:p> &lt; 0.001</text:p>
            <text:p>2</text:p>
            <text:p>7.00</text:p>
            <text:p>0.007</text:p>
            <text:p>N:P</text:p>
            <text:p>2</text:p>
            <text:p>42.95</text:p>
            <text:p> &lt; 0.001</text:p>
            <text:p>1</text:p>
            <text:p>49.12</text:p>
            <text:p> &lt; 0.001</text:p>
            <text:p>2</text:p>
            <text:p>4.48</text:p>
            <text:p>0.030</text:p>
            <text:p>Root length</text:p>
            <text:p>2</text:p>
            <text:p>40.56</text:p>
            <text:p> &lt; 0.001</text:p>
            <text:p>1</text:p>
            <text:p>12.67</text:p>
            <text:p>0.003</text:p>
            <text:p>2</text:p>
            <text:p>1.54</text:p>
            <text:p>0.246</text:p>
            <text:p>Specific root length</text:p>
            <text:p>2</text:p>
            <text:p>7.15</text:p>
            <text:p>0.007</text:p>
            <text:p>1</text:p>
            <text:p>6.45</text:p>
            <text:p>0.023</text:p>
            <text:p>2</text:p>
            <text:p>2.70</text:p>
            <text:p>0.099</text:p>
            <text:p>Fig. Data </text:p>
            <text:p>are plotted with the mean depicted as a black circle ± SE (n = 4) rep-</text:p>
            <text:p>resented by the end of the vertical black line to the right of the raw </text:p>
            <text:p>data</text:p>
            <text:p>445</text:p>
            <text:p>Mycorrhiza (2021) 31:441–454</text:p>
            <text:p>1 3</text:p>
            <text:p>Table 2   p-values for pairwise comparisons, effect size mean (unpaired means), and estimated 95% confidence intervals (Δ mean and CIs; in brackets) in the different fertilisation treatments </text:p>
            <text:p>(Ctr, control not fertilised; Ctr+N, control fertilised with ammonium sulphate; Org, soil amended with crop residues) in the absence (−AM) or presence (+AM) of arbuscular mycorrhizal fungal </text:p>
            <text:p>inoculum</text:p>
            <text:p>–AM</text:p>
            <text:p> +AM</text:p>
            <text:p>Ctr vs Ctr+N</text:p>
            <text:p>Ctr vs Org</text:p>
            <text:p>Ctr+N vs Org</text:p>
            <text:p>Ctr vs Ctr+N</text:p>
            <text:p>Ctr vs Org</text:p>
            <text:p>Ctr+N vs Org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p-values</text:p>
            <text:p>Δ mean ± 95% </text:p>
            <text:p>CIs</text:p>
            <text:p>AM fungi </text:p>
            <text:p>colonization</text:p>
            <text:p>-</text:p>
            <text:p>-</text:p>
            <text:p>-</text:p>
            <text:p>-</text:p>
            <text:p>-</text:p>
            <text:p>-</text:p>
            <text:p>0.173  −4.18 (−10.5; </text:p>
            <text:p>0)</text:p>
            <text:p>0.008 9.48 (3.41; 13.7)</text:p>
            <text:p>0.001 13.7 (9.98; 17.6)</text:p>
            <text:p>Aboveground </text:p>
            <text:p>biomass</text:p>
            <text:p>0.207 0.23 (0.17; 0.31)</text:p>
            <text:p>0.002 0.55 (0.19; 0.74)</text:p>
            <text:p>0.069 0.31 (−0.06; </text:p>
            <text:p>0.52)</text:p>
            <text:p>0.263 0.21 (−0.08; </text:p>
            <text:p>0.5)</text:p>
            <text:p>0.029 0.37 (0.1; 0.65)</text:p>
            <text:p>0.444 0.16 (0.04; 0.27)</text:p>
            <text:p>Belowground </text:p>
            <text:p>biomass</text:p>
            <text:p>0.088  −0.13 </text:p>
            <text:p>(−0.19; −0.03)</text:p>
            <text:p>0.002 0.23 (0.06; 0.36)</text:p>
            <text:p> &lt; 0.001 0.36 (0.19; 0.49)</text:p>
            <text:p>0.831  −0.03 (−0.12; </text:p>
            <text:p>0.05)</text:p>
            <text:p> &lt; 0.001 0.28 (0.13; 0.46)</text:p>
            <text:p> &lt; 0.001 0.31 (0.19; 0.49)</text:p>
            <text:p>Nitrogen con-</text:p>
            <text:p>centration</text:p>
            <text:p>0.078 2.15 (1.17; 3.05)</text:p>
            <text:p> &lt; 0.001  −3.95 </text:p>
            <text:p>(−5.12; −255)</text:p>
            <text:p> &lt; 0.001  −6.1 </text:p>
            <text:p>(−6.88; −4.8)</text:p>
            <text:p>0.163 1.67 (−0.52; </text:p>
            <text:p>3.67)</text:p>
            <text:p> &lt; 0.001  −5.55 </text:p>
            <text:p>(−7.6; −3.6)</text:p>
            <text:p> &lt; 0.001  −7.22 </text:p>
            <text:p>(−8.08; −6.45)</text:p>
            <text:p>Nitrogen </text:p>
            <text:p>content</text:p>
            <text:p> &lt; 0.001 10.5 (8.22; 13)</text:p>
            <text:p>0.265  −2.06 (−4.92; </text:p>
            <text:p>0.87)</text:p>
            <text:p> &lt; 0.001  −12.6 </text:p>
            <text:p>(−15.1; −10.2)</text:p>
            <text:p> &lt; 0.001 9.87 (6.93; </text:p>
            <text:p>11.9)</text:p>
            <text:p> &lt; 0.001  −10.8 </text:p>
            <text:p>(−12; −9.59)</text:p>
            <text:p> &lt; 0.001  −20.7 </text:p>
            <text:p>(−22.7; −17.9)</text:p>
            <text:p>15Nitrogen </text:p>
            <text:p>recovery</text:p>
            <text:p>-</text:p>
            <text:p>-</text:p>
            <text:p>-</text:p>
            <text:p>-</text:p>
            <text:p> &lt; 0.001  −52.8 (−55.4; </text:p>
            <text:p>−50.4)</text:p>
            <text:p>-</text:p>
            <text:p>-</text:p>
            <text:p>-</text:p>
            <text:p>-</text:p>
            <text:p> &lt; 0.001  −61 </text:p>
            <text:p>(−62.8; −57.5)</text:p>
            <text:p>Phosphorus </text:p>
            <text:p>concentra-</text:p>
            <text:p>tion</text:p>
            <text:p>0.933  −0.02 (−0.2; </text:p>
            <text:p>0.08)</text:p>
            <text:p>0.012 0.2 (0.1; 0.3)</text:p>
            <text:p>0.006 0.23 (0.1; 0.39)</text:p>
            <text:p>0.999 0.0 (−0.01; </text:p>
            <text:p>0.01)</text:p>
            <text:p>0.072  −0.15 </text:p>
            <text:p>(−0.23; −0.02)</text:p>
            <text:p>0.067  −0.15 </text:p>
            <text:p>(−0.23; −0.02)</text:p>
            <text:p>Phosphorus </text:p>
            <text:p>content</text:p>
            <text:p>0.678 0.24 (−0.23; </text:p>
            <text:p>0.57)</text:p>
            <text:p>0.001 1.37 (0.69; 1.85)</text:p>
            <text:p>0.003 1.13 (0.39; 1.74)</text:p>
            <text:p>0.415 0.37 (−0.1; </text:p>
            <text:p>0.84)</text:p>
            <text:p>0.873 0.14 (−0.36; </text:p>
            <text:p>0.78)</text:p>
            <text:p>0.705  −0.23 (−0.56; </text:p>
            <text:p>0.29)</text:p>
            <text:p>N:P</text:p>
            <text:p>0.052 2.03 (0.57; 4.33)</text:p>
            <text:p> &lt; 0.001  −4.63 </text:p>
            <text:p>(−5.88; −2.99)</text:p>
            <text:p> &lt; 0.001  −6.66 </text:p>
            <text:p>(−8.76; −5.06)</text:p>
            <text:p>0.461 0.96 (−0.24; </text:p>
            <text:p>2.08)</text:p>
            <text:p>0.019  −2.43 </text:p>
            <text:p>(−3.83; −1.29)</text:p>
            <text:p>0.002  −3.39 </text:p>
            <text:p>(−4.3; −2.81)</text:p>
            <text:p>Root length</text:p>
            <text:p>0.384  −5.25 </text:p>
            <text:p>(−8.75; −1.75)</text:p>
            <text:p> &lt; 0.001 21.5 (12.2; 30.8)</text:p>
            <text:p> &lt; 0.001 26.8 (17.2; 36)</text:p>
            <text:p>0.920 1.5 (−5; 8.25)</text:p>
            <text:p>0.001 19 (8.75; 29.5)</text:p>
            <text:p>0.001 17.5 (7.25; 26.5)</text:p>
            <text:p>Specific root </text:p>
            <text:p>length</text:p>
            <text:p>0.228 5 (−0.25; 9.75)</text:p>
            <text:p>0.003 11.8 (5.75; 17.5)</text:p>
            <text:p>0.082 6.75 (2.5; 11.2)</text:p>
            <text:p>0.228 5 (1; 11)</text:p>
            <text:p>0.467 3.5 (0.5; 6.5)</text:p>
            <text:p>0.864  −1.5 (−7.93; </text:p>
            <text:p>2.25)</text:p>
            <text:p>446</text:p>
            <text:p>Mycorrhiza (2021) 31:441–454</text:p>
            <text:p>1 3</text:p>
            <text:p>In the Ctr+N treatment, the percentage of 15N recov-</text:p>
            <text:p>ery was 61.5% on average, with no significant differences </text:p>
            <text:p>by mycorrhization (Fig. 2   Aboveground and belowground biomass dry weight of durum </text:p>
            <text:p>wheat in the different fertilisation treatments (Ctr control not ferti-</text:p>
            <text:p>lised, Ctr+N control fertilised with ammonium sulphate, Org soil </text:p>
            <text:p>amended with  crop residues) in the absence (grey points) or pres-</text:p>
            <text:p>ence (coloured points) of arbuscular mycorrhizal (AM) fungal inocu-</text:p>
            <text:p>lu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93547" calcext:value-type="float">
            <text:p>33893547</text:p>
          </table:table-cell>
          <table:table-cell office:value-type="string" calcext:value-type="string">
            <text:p>['treatments']</text:p>
          </table:table-cell>
          <table:table-cell office:value-type="string" calcext:value-type="string">
            <text:p>bioma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In the present study, some of the experimental </text:p>
            <text:p>conditions imposed (soil maintained above 70% of the water </text:p>
            <text:p>holding capacity essentially over the entire duration of the </text:p>
            <text:p>experiment; oat biomass incorporated in soil after being </text:p>
            <text:p>chopped to very small pieces; temperatures quite high and </text:p>
            <text:p>constantly increasing over the experimental period) were </text:p>
            <text:p>certainly favourable for microbial growth and activity in </text:p>
            <text:p>the Org treatments, and consequently, for decomposition of </text:p>
            <text:p>the OM (both the added crop residues and the soil native </text:p>
            <text:p>OM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8698306" calcext:value-type="float">
            <text:p>38698306</text:p>
          </table:table-cell>
          <table:table-cell office:value-type="string" calcext:value-type="string">
            <text:p>['AMF', 'inoculation']</text:p>
          </table:table-cell>
          <table:table-cell office:value-type="string" calcext:value-type="string">
            <text:p>dry weigh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 details, </text:p>
            <text:p>as shown in Table 1, compared to the CK, the AMF and </text:p>
            <text:p>Se + AMF treatments remarkably increased wheat bio-</text:p>
            <text:p>mass, while Se treatment decreased wheat biomass, the </text:p>
            <text:p>shoot dry weight was enhanced by 72.54% and 67.61% </text:p>
            <text:p>with the inoculation of Fm and Ri, respectively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8698306" calcext:value-type="float">
            <text:p>38698306</text:p>
          </table:table-cell>
          <table:table-cell office:value-type="string" calcext:value-type="string">
            <text:p>['inoculation']</text:p>
          </table:table-cell>
          <table:table-cell office:value-type="string" calcext:value-type="string">
            <text:p>dry weight</text:p>
          </table:table-cell>
          <table:table-cell/>
          <table:table-cell office:value-type="float" office:value="72.54" calcext:value-type="float">
            <text:p>72.54</text:p>
          </table:table-cell>
          <table:table-cell office:value-type="string" calcext:value-type="string">
            <text:p>For details, </text:p>
            <text:p>as shown in Table 1, compared to the CK, the AMF and </text:p>
            <text:p>Se + AMF treatments remarkably increased wheat bio-</text:p>
            <text:p>mass, while Se treatment decreased wheat biomass, the </text:p>
            <text:p>shoot dry weight was enhanced by 72.54% and 67.61% </text:p>
            <text:p>with the inoculation of Fm and Ri, respectively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8698306" calcext:value-type="float">
            <text:p>38698306</text:p>
          </table:table-cell>
          <table:table-cell office:value-type="string" calcext:value-type="string">
            <text:p>['inoculation']</text:p>
          </table:table-cell>
          <table:table-cell office:value-type="string" calcext:value-type="string">
            <text:p>dry weight</text:p>
          </table:table-cell>
          <table:table-cell/>
          <table:table-cell office:value-type="float" office:value="67.61" calcext:value-type="float">
            <text:p>67.61</text:p>
          </table:table-cell>
          <table:table-cell office:value-type="string" calcext:value-type="string">
            <text:p>For details, </text:p>
            <text:p>as shown in Table 1, compared to the CK, the AMF and </text:p>
            <text:p>Se + AMF treatments remarkably increased wheat bio-</text:p>
            <text:p>mass, while Se treatment decreased wheat biomass, the </text:p>
            <text:p>shoot dry weight was enhanced by 72.54% and 67.61% </text:p>
            <text:p>with the inoculation of Fm and Ri, respectively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8698306" calcext:value-type="float">
            <text:p>38698306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ry weight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(P &lt; 0.05) </text:p>
            <text:p>The root dry weight also showed a significant increase </text:p>
            <text:p>of 92.68% and 121.95% in the respective treatments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8698306" calcext:value-type="float">
            <text:p>38698306</text:p>
          </table:table-cell>
          <table:table-cell office:value-type="string" calcext:value-type="string">
            <text:p>['treatments']</text:p>
          </table:table-cell>
          <table:table-cell office:value-type="string" calcext:value-type="string">
            <text:p>dry weight</text:p>
          </table:table-cell>
          <table:table-cell/>
          <table:table-cell office:value-type="float" office:value="92.68" calcext:value-type="float">
            <text:p>92.68</text:p>
          </table:table-cell>
          <table:table-cell office:value-type="string" calcext:value-type="string">
            <text:p>(P &lt; 0.05) </text:p>
            <text:p>The root dry weight also showed a significant increase </text:p>
            <text:p>of 92.68% and 121.95% in the respective treatments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8698306" calcext:value-type="float">
            <text:p>38698306</text:p>
          </table:table-cell>
          <table:table-cell office:value-type="string" calcext:value-type="string">
            <text:p>['treatments']</text:p>
          </table:table-cell>
          <table:table-cell office:value-type="string" calcext:value-type="string">
            <text:p>dry weight</text:p>
          </table:table-cell>
          <table:table-cell/>
          <table:table-cell office:value-type="float" office:value="121.95" calcext:value-type="float">
            <text:p>121.95</text:p>
          </table:table-cell>
          <table:table-cell office:value-type="string" calcext:value-type="string">
            <text:p>(P &lt; 0.05) </text:p>
            <text:p>The root dry weight also showed a significant increase </text:p>
            <text:p>of 92.68% and 121.95% in the respective treatments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6253754" calcext:value-type="float">
            <text:p>36253754</text:p>
          </table:table-cell>
          <table:table-cell office:value-type="string" calcext:value-type="string">
            <text:p>['T1']</text:p>
          </table:table-cell>
          <table:table-cell office:value-type="string" calcext:value-type="string">
            <text:p>dry weigh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owth parameters</text:p>
            <text:p>The fresh and dry weight of shoots and roots signifi-</text:p>
            <text:p>cantly declined with the two levels of alkalinity (T1, </text:p>
            <text:p>Fig. 1  Impacts of mycorrhiza inoculation (AMF) and alkalinity levels </text:p>
            <text:p>(T1, T2) either under stressed and unstressed conditions on the </text:p>
            <text:p>germination percentage (A) at ­</text:p>
            <text:p>6th, ­</text:p>
            <text:p>8th, ­</text:p>
            <text:p>10th, and ­</text:p>
            <text:p>15th (the days of </text:p>
            <text:p>germination), fresh weight (B) dry weight (C), and photosynthetic </text:p>
            <text:p>pigments (D) in the wheat plant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253754" calcext:value-type="float">
            <text:p>36253754</text:p>
          </table:table-cell>
          <table:table-cell office:value-type="string" calcext:value-type="string">
            <text:p>['Control', 'T1', '\u2009', 'fungi', '\u2009', 'fungi', 'Fw', 'Cont']</text:p>
          </table:table-cell>
          <table:table-cell office:value-type="string" calcext:value-type="string">
            <text:p>dry weigh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nt, Control; (T1 and T2), Alkalinity stress levels; T0 + AMF, Arbuscular mycorrhizal fungi under unstressed condition; </text:p>
            <text:p>T1 + AMF and T2 + AMF, Arbuscular mycorrhizal fungi under stressed conditions; Fw and Dw, Fresh and Dry weight; TChl, Total chlorophylls; Car, </text:p>
            <text:p>Carotenoids; CAT, Catalase; POD, Peroxidase; P, Phosphorous; N, Nitrogen; ­</text:p>
            <text:p>Na+, Sodium; ­</text:p>
            <text:p>K+, Potassium; TPh, Total phenolics; LOX, Lipooxygenase; </text:p>
            <text:p>MDA,Lipid peroxidation; SC, Soluble carbohydrates; SP, Soluble protein; FAA, free amino acids; Pro, Proline</text:p>
            <text:p>Page 12 of 17</text:p>
            <text:p>Farghaly et al. The findings of this study revealed that alkalinity stress </text:p>
            <text:p>had a significant impact on wheat caryopses yield param-</text:p>
            <text:p>eters, while AMF inoculation significantly improved </text:p>
            <text:p>them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253754" calcext:value-type="float">
            <text:p>36253754</text:p>
          </table:table-cell>
          <table:table-cell office:value-type="string" calcext:value-type="string">
            <text:p>['Control', 'T1', '\u2009', 'fungi', '\u2009', 'fungi', 'Fw', 'Cont']</text:p>
          </table:table-cell>
          <table:table-cell office:value-type="string" calcext:value-type="string">
            <text:p>dry weigh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ont, Control; (T1 and T2), Alkalinity stress levels; T0 + AMF, Arbuscular mycorrhizal fungi under unstressed condition; </text:p>
            <text:p>T1 + AMF and T2 + AMF, Arbuscular mycorrhizal fungi under stressed conditions; Fw and Dw, Fresh and Dry weight; TChl, Total chlorophylls; Car, </text:p>
            <text:p>Carotenoids; CAT, Catalase; POD, Peroxidase; P, Phosphorous; N, Nitrogen; ­</text:p>
            <text:p>Na+, Sodium; ­</text:p>
            <text:p>K+, Potassium; TPh, Total phenolics; LOX, Lipooxygenase; </text:p>
            <text:p>MDA,Lipid peroxidation; SC, Soluble carbohydrates; SP, Soluble protein; FAA, free amino acids; Pro, Proline</text:p>
            <text:p>Page 12 of 17</text:p>
            <text:p>Farghaly et al. The findings of this study revealed that alkalinity stress </text:p>
            <text:p>had a significant impact on wheat caryopses yield param-</text:p>
            <text:p>eters, while AMF inoculation significantly improved </text:p>
            <text:p>them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253754" calcext:value-type="float">
            <text:p>36253754</text:p>
          </table:table-cell>
          <table:table-cell office:value-type="string" calcext:value-type="string">
            <text:p>['\u2009', 'plants', 'inoculation']</text:p>
          </table:table-cell>
          <table:table-cell office:value-type="string" calcext:value-type="string">
            <text:p>biomass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string" calcext:value-type="string">
            <text:p>However, AMF inoculation significantly improved </text:p>
            <text:p>plant fresh and dry biomass and alleviated the negative </text:p>
            <text:p>effect of alkalinity stress (Fig. Caryopses yield parameters</text:p>
            <text:p>Spike number/plant has a non-significant effect with </text:p>
            <text:p>increasing alkalinity levels, whereas inoculated plants </text:p>
            <text:p>with AMF under stressed conditions (T1 + AMF, and </text:p>
            <text:p>T2 + AMF) exhibited a significant increment of 57.5%, </text:p>
            <text:p>and 31.5%, respectively, over the control plants (Table 1)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253754" calcext:value-type="float">
            <text:p>36253754</text:p>
          </table:table-cell>
          <table:table-cell office:value-type="string" calcext:value-type="string">
            <text:p>['\u2009', 'plants', 'inoculation']</text:p>
          </table:table-cell>
          <table:table-cell office:value-type="string" calcext:value-type="string">
            <text:p>biomass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string" calcext:value-type="string">
            <text:p>However, AMF inoculation significantly improved </text:p>
            <text:p>plant fresh and dry biomass and alleviated the negative </text:p>
            <text:p>effect of alkalinity stress (Fig. Caryopses yield parameters</text:p>
            <text:p>Spike number/plant has a non-significant effect with </text:p>
            <text:p>increasing alkalinity levels, whereas inoculated plants </text:p>
            <text:p>with AMF under stressed conditions (T1 + AMF, and </text:p>
            <text:p>T2 + AMF) exhibited a significant increment of 57.5%, </text:p>
            <text:p>and 31.5%, respectively, over the control plants (Table 1)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253754" calcext:value-type="float">
            <text:p>36253754</text:p>
          </table:table-cell>
          <table:table-cell office:value-type="string" calcext:value-type="string">
            <text:p>['control', '\u2009', 'plants', 'inoculation']</text:p>
          </table:table-cell>
          <table:table-cell office:value-type="string" calcext:value-type="string">
            <text:p>biom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wever, AMF inoculation significantly improved </text:p>
            <text:p>plant fresh and dry biomass and alleviated the negative </text:p>
            <text:p>effect of alkalinity stress (Fig. Caryopses yield parameters</text:p>
            <text:p>Spike number/plant has a non-significant effect with </text:p>
            <text:p>increasing alkalinity levels, whereas inoculated plants </text:p>
            <text:p>with AMF under stressed conditions (T1 + AMF, and </text:p>
            <text:p>T2 + AMF) exhibited a significant increment of 57.5%, </text:p>
            <text:p>and 31.5%, respectively, over the control plants (Table 1)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762648" calcext:value-type="float">
            <text:p>38762648</text:p>
          </table:table-cell>
          <table:table-cell office:value-type="string" calcext:value-type="string">
            <text:p>['No-competition']</text:p>
          </table:table-cell>
          <table:table-cell office:value-type="string" calcext:value-type="string">
            <text:p>biomass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Out of the initial 230 </text:p>
            <text:p>pines, 17 pines died during the experiment and 2 pines had </text:p>
            <text:p>extreme biomass values (z = 3.63; z = 4.12) and have been </text:p>
            <text:p>excluded (with no qualitative changes to the results; Fig. Pine biomass</text:p>
            <text:p>As expected, drought caused a decrease of 20% to the pine's </text:p>
            <text:p>total biomass (Ample watering: 0.588 ± 0.442 g; Drought: </text:p>
            <text:p>0.47 ± 0.288 g, Fig. Similarly, competition caused a </text:p>
            <text:p>decrease of 60% in the pine's total biomass (No-competition: </text:p>
            <text:p>0.736 </text:p>
            <text:p>± </text:p>
            <text:p>0.399 g; Competition: 0.297 </text:p>
            <text:p>± </text:p>
            <text:p>0.16 g, Fig. However, </text:p>
            <text:p> </text:p>
            <text:p>forest soil addition led to an increase of 34% in pine biomass </text:p>
            <text:p>Table 1   Statistical analysis of pine growth and Geopora read abun-</text:p>
            <text:p>dance according to water, competition and ectomycorrhiza treatments </text:p>
            <text:p>and the interactions between the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762648" calcext:value-type="float">
            <text:p>38762648</text:p>
          </table:table-cell>
          <table:table-cell office:value-type="string" calcext:value-type="string">
            <text:p>['Competition', 'No-competition']</text:p>
          </table:table-cell>
          <table:table-cell office:value-type="string" calcext:value-type="string">
            <text:p>biom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 of the initial 230 </text:p>
            <text:p>pines, 17 pines died during the experiment and 2 pines had </text:p>
            <text:p>extreme biomass values (z = 3.63; z = 4.12) and have been </text:p>
            <text:p>excluded (with no qualitative changes to the results; Fig. Pine biomass</text:p>
            <text:p>As expected, drought caused a decrease of 20% to the pine's </text:p>
            <text:p>total biomass (Ample watering: 0.588 ± 0.442 g; Drought: </text:p>
            <text:p>0.47 ± 0.288 g, Fig. Similarly, competition caused a </text:p>
            <text:p>decrease of 60% in the pine's total biomass (No-competition: </text:p>
            <text:p>0.736 </text:p>
            <text:p>± </text:p>
            <text:p>0.399 g; Competition: 0.297 </text:p>
            <text:p>± </text:p>
            <text:p>0.16 g, Fig. However, </text:p>
            <text:p> </text:p>
            <text:p>forest soil addition led to an increase of 34% in pine biomass </text:p>
            <text:p>Table 1   Statistical analysis of pine growth and Geopora read abun-</text:p>
            <text:p>dance according to water, competition and ectomycorrhiza treatments </text:p>
            <text:p>and the interactions between them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762648" calcext:value-type="float">
            <text:p>38762648</text:p>
          </table:table-cell>
          <table:table-cell office:value-type="string" calcext:value-type="string">
            <text:p>['treatments']</text:p>
          </table:table-cell>
          <table:table-cell office:value-type="string" calcext:value-type="string">
            <text:p>biom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d </text:p>
            <text:p>abundance</text:p>
            <text:p>Root EMF </text:p>
            <text:p>colonizaon (%)</text:p>
            <text:p>N%</text:p>
            <text:p>Root allocaon</text:p>
            <text:p>Shoot allocaon</text:p>
            <text:p>Height [cm] </text:p>
            <text:p>Branch density [1/gr] </text:p>
            <text:p>Total biomass [gr]</text:p>
            <text:p>Parameters</text:p>
            <text:p>Factors</text:p>
            <text:p>F</text:p>
            <text:p>1, 55 = 14.05, </text:p>
            <text:p>p&lt;0.001</text:p>
            <text:p>F</text:p>
            <text:p>1, 151.6 = 35.26, </text:p>
            <text:p>p&lt;0.001</text:p>
            <text:p>F</text:p>
            <text:p>1, 32 = 5.08, </text:p>
            <text:p>p=0.031</text:p>
            <text:p>F</text:p>
            <text:p>1, 165.7 = 39.49, </text:p>
            <text:p>p&lt;0.001</text:p>
            <text:p>F</text:p>
            <text:p>1, 165.7 = 39.49, </text:p>
            <text:p>p&lt;0.001</text:p>
            <text:p>F</text:p>
            <text:p>1, 151.4 =37.42, </text:p>
            <text:p>p&lt;0.001</text:p>
            <text:p>F</text:p>
            <text:p>1,127.2 =31.79, </text:p>
            <text:p>p&lt; 0.001</text:p>
            <text:p>F</text:p>
            <text:p>1, 153.8 = 23.48, </text:p>
            <text:p>p&lt;0.001 </text:p>
            <text:p>EMF</text:p>
            <text:p>F</text:p>
            <text:p>1, 48.6 =0.30, </text:p>
            <text:p>p= 0.584</text:p>
            <text:p>F</text:p>
            <text:p>1, 97.1 =30.98, </text:p>
            <text:p>p&lt;0.001</text:p>
            <text:p>F</text:p>
            <text:p>1, 32 = 5.19, </text:p>
            <text:p>p=0.03</text:p>
            <text:p>F</text:p>
            <text:p>1, 57.6 =50.69, </text:p>
            <text:p>p&lt;0.001 </text:p>
            <text:p>F</text:p>
            <text:p>1, 57.6 =50.69, </text:p>
            <text:p>p&lt;0.001 </text:p>
            <text:p>F</text:p>
            <text:p>1, 45 =19.11, </text:p>
            <text:p>p&lt;0.001</text:p>
            <text:p>F</text:p>
            <text:p>1, 35.3 =17.44, </text:p>
            <text:p>p&lt; 0.001</text:p>
            <text:p>F</text:p>
            <text:p>1, 35.8 =12.15, </text:p>
            <text:p>p&lt;0.001 </text:p>
            <text:p>Water deficit </text:p>
            <text:p>F</text:p>
            <text:p>1, 53.2 =5.99, </text:p>
            <text:p>p=0.018 </text:p>
            <text:p>F</text:p>
            <text:p>1, 34.6 =1.98, </text:p>
            <text:p>p=0.169 </text:p>
            <text:p>F</text:p>
            <text:p>1, 32 = 5.64, </text:p>
            <text:p>p=0.024</text:p>
            <text:p>F</text:p>
            <text:p>1, 39 =5.52,</text:p>
            <text:p>p= 0.024</text:p>
            <text:p>F</text:p>
            <text:p>1, 39 =5.52,</text:p>
            <text:p>p= 0.024</text:p>
            <text:p>F</text:p>
            <text:p>1, 30.2 =46.12, </text:p>
            <text:p>p&lt;0.001 </text:p>
            <text:p>F</text:p>
            <text:p>1, 32.3 =7.85, </text:p>
            <text:p>p= 0.009</text:p>
            <text:p>F</text:p>
            <text:p>1, 32.8 = 105.11, </text:p>
            <text:p>p&lt; 0.001</text:p>
            <text:p>Compeon </text:p>
            <text:p>Interacons</text:p>
            <text:p>F</text:p>
            <text:p>1, 48.4 =0.21, </text:p>
            <text:p>p=0.646</text:p>
            <text:p>F</text:p>
            <text:p>1, 152.7 =13.34, </text:p>
            <text:p>p&lt;0.001</text:p>
            <text:p>F</text:p>
            <text:p>1, 32 = 3.48, </text:p>
            <text:p>p=0.071</text:p>
            <text:p>F</text:p>
            <text:p>1, 165.1 = 0.16, </text:p>
            <text:p>p=0.691</text:p>
            <text:p>F</text:p>
            <text:p>1, 165.1 = 0.16, </text:p>
            <text:p>p=0.691</text:p>
            <text:p>F</text:p>
            <text:p>1, 153.1 =4.54, </text:p>
            <text:p>p= 0.035</text:p>
            <text:p>F</text:p>
            <text:p>1, 128.4 =0.28, </text:p>
            <text:p>p=0.599</text:p>
            <text:p>F</text:p>
            <text:p>1, 153.4 =10.33, </text:p>
            <text:p>p= 0.002</text:p>
            <text:p>EMF × Water deficit </text:p>
            <text:p>F</text:p>
            <text:p>1, 50.1 =0.16, </text:p>
            <text:p>p= 0.688</text:p>
            <text:p>F</text:p>
            <text:p>1, 150.7 =21.89, </text:p>
            <text:p>p&lt;0.001</text:p>
            <text:p>F</text:p>
            <text:p>1, 32 = 3.51, </text:p>
            <text:p>p=0.07</text:p>
            <text:p>F</text:p>
            <text:p>1, 165.8 =4.70, </text:p>
            <text:p>p=0.032 </text:p>
            <text:p>F</text:p>
            <text:p>1, 165.8 =4.70, </text:p>
            <text:p>p=0.032 </text:p>
            <text:p>F</text:p>
            <text:p>1, 152.3 =14.50, </text:p>
            <text:p>p&lt;0.001 </text:p>
            <text:p>F</text:p>
            <text:p>1, 127.7 =9.00, </text:p>
            <text:p>p=0.003</text:p>
            <text:p>F</text:p>
            <text:p>1, 153.4 =19.57, </text:p>
            <text:p>p&lt;0.001 </text:p>
            <text:p>EMF × Compeon  </text:p>
            <text:p>F</text:p>
            <text:p>1, 61.3 =1.23, </text:p>
            <text:p>p= 0.271</text:p>
            <text:p>F</text:p>
            <text:p>1, 33.8 =3.06, </text:p>
            <text:p>p= 0.089</text:p>
            <text:p>F</text:p>
            <text:p>1, 32 = 4.56, </text:p>
            <text:p>p=0.041</text:p>
            <text:p>F</text:p>
            <text:p>1, 27.7 =5.18,</text:p>
            <text:p>p= 0.031</text:p>
            <text:p>F</text:p>
            <text:p>1, 27.7 =5.18,</text:p>
            <text:p>p= 0.031</text:p>
            <text:p>F</text:p>
            <text:p>1, 30.6 =1.20, </text:p>
            <text:p>p= 0.283</text:p>
            <text:p>F</text:p>
            <text:p>1, 30.4 =6.68, </text:p>
            <text:p>p=0.015</text:p>
            <text:p>F</text:p>
            <text:p>1, 31.5 =0.04, </text:p>
            <text:p>p=0.842 </text:p>
            <text:p>Water deficit ×</text:p>
            <text:p>Compeon </text:p>
            <text:p>F</text:p>
            <text:p>1, 60.8 =3.64, </text:p>
            <text:p>p= 0.061</text:p>
            <text:p>F</text:p>
            <text:p>1, 152.9 =1.89, </text:p>
            <text:p>p= 0. 1   Pine seedling (a) total </text:p>
            <text:p>biomass [g], (b) number of </text:p>
            <text:p>branches by biomass [1/g], </text:p>
            <text:p>(c) needles N% and (d) root </text:p>
            <text:p>allocation, divided by water/</text:p>
            <text:p>drought (along the horizontal </text:p>
            <text:p>axis), competition (top and bot-</text:p>
            <text:p>tom figures in each panel; gray </text:p>
            <text:p>panels represent competition) </text:p>
            <text:p>and ectomycorrhiza treatments </text:p>
            <text:p>(bar color)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762648" calcext:value-type="float">
            <text:p>38762648</text:p>
          </table:table-cell>
          <table:table-cell office:value-type="string" calcext:value-type="string">
            <text:p>['treatments']</text:p>
          </table:table-cell>
          <table:table-cell office:value-type="string" calcext:value-type="string">
            <text:p>biom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d </text:p>
            <text:p>abundance</text:p>
            <text:p>Root EMF </text:p>
            <text:p>colonizaon (%)</text:p>
            <text:p>N%</text:p>
            <text:p>Root allocaon</text:p>
            <text:p>Shoot allocaon</text:p>
            <text:p>Height [cm] </text:p>
            <text:p>Branch density [1/gr] </text:p>
            <text:p>Total biomass [gr]</text:p>
            <text:p>Parameters</text:p>
            <text:p>Factors</text:p>
            <text:p>F</text:p>
            <text:p>1, 55 = 14.05, </text:p>
            <text:p>p&lt;0.001</text:p>
            <text:p>F</text:p>
            <text:p>1, 151.6 = 35.26, </text:p>
            <text:p>p&lt;0.001</text:p>
            <text:p>F</text:p>
            <text:p>1, 32 = 5.08, </text:p>
            <text:p>p=0.031</text:p>
            <text:p>F</text:p>
            <text:p>1, 165.7 = 39.49, </text:p>
            <text:p>p&lt;0.001</text:p>
            <text:p>F</text:p>
            <text:p>1, 165.7 = 39.49, </text:p>
            <text:p>p&lt;0.001</text:p>
            <text:p>F</text:p>
            <text:p>1, 151.4 =37.42, </text:p>
            <text:p>p&lt;0.001</text:p>
            <text:p>F</text:p>
            <text:p>1,127.2 =31.79, </text:p>
            <text:p>p&lt; 0.001</text:p>
            <text:p>F</text:p>
            <text:p>1, 153.8 = 23.48, </text:p>
            <text:p>p&lt;0.001 </text:p>
            <text:p>EMF</text:p>
            <text:p>F</text:p>
            <text:p>1, 48.6 =0.30, </text:p>
            <text:p>p= 0.584</text:p>
            <text:p>F</text:p>
            <text:p>1, 97.1 =30.98, </text:p>
            <text:p>p&lt;0.001</text:p>
            <text:p>F</text:p>
            <text:p>1, 32 = 5.19, </text:p>
            <text:p>p=0.03</text:p>
            <text:p>F</text:p>
            <text:p>1, 57.6 =50.69, </text:p>
            <text:p>p&lt;0.001 </text:p>
            <text:p>F</text:p>
            <text:p>1, 57.6 =50.69, </text:p>
            <text:p>p&lt;0.001 </text:p>
            <text:p>F</text:p>
            <text:p>1, 45 =19.11, </text:p>
            <text:p>p&lt;0.001</text:p>
            <text:p>F</text:p>
            <text:p>1, 35.3 =17.44, </text:p>
            <text:p>p&lt; 0.001</text:p>
            <text:p>F</text:p>
            <text:p>1, 35.8 =12.15, </text:p>
            <text:p>p&lt;0.001 </text:p>
            <text:p>Water deficit </text:p>
            <text:p>F</text:p>
            <text:p>1, 53.2 =5.99, </text:p>
            <text:p>p=0.018 </text:p>
            <text:p>F</text:p>
            <text:p>1, 34.6 =1.98, </text:p>
            <text:p>p=0.169 </text:p>
            <text:p>F</text:p>
            <text:p>1, 32 = 5.64, </text:p>
            <text:p>p=0.024</text:p>
            <text:p>F</text:p>
            <text:p>1, 39 =5.52,</text:p>
            <text:p>p= 0.024</text:p>
            <text:p>F</text:p>
            <text:p>1, 39 =5.52,</text:p>
            <text:p>p= 0.024</text:p>
            <text:p>F</text:p>
            <text:p>1, 30.2 =46.12, </text:p>
            <text:p>p&lt;0.001 </text:p>
            <text:p>F</text:p>
            <text:p>1, 32.3 =7.85, </text:p>
            <text:p>p= 0.009</text:p>
            <text:p>F</text:p>
            <text:p>1, 32.8 = 105.11, </text:p>
            <text:p>p&lt; 0.001</text:p>
            <text:p>Compeon </text:p>
            <text:p>Interacons</text:p>
            <text:p>F</text:p>
            <text:p>1, 48.4 =0.21, </text:p>
            <text:p>p=0.646</text:p>
            <text:p>F</text:p>
            <text:p>1, 152.7 =13.34, </text:p>
            <text:p>p&lt;0.001</text:p>
            <text:p>F</text:p>
            <text:p>1, 32 = 3.48, </text:p>
            <text:p>p=0.071</text:p>
            <text:p>F</text:p>
            <text:p>1, 165.1 = 0.16, </text:p>
            <text:p>p=0.691</text:p>
            <text:p>F</text:p>
            <text:p>1, 165.1 = 0.16, </text:p>
            <text:p>p=0.691</text:p>
            <text:p>F</text:p>
            <text:p>1, 153.1 =4.54, </text:p>
            <text:p>p= 0.035</text:p>
            <text:p>F</text:p>
            <text:p>1, 128.4 =0.28, </text:p>
            <text:p>p=0.599</text:p>
            <text:p>F</text:p>
            <text:p>1, 153.4 =10.33, </text:p>
            <text:p>p= 0.002</text:p>
            <text:p>EMF × Water deficit </text:p>
            <text:p>F</text:p>
            <text:p>1, 50.1 =0.16, </text:p>
            <text:p>p= 0.688</text:p>
            <text:p>F</text:p>
            <text:p>1, 150.7 =21.89, </text:p>
            <text:p>p&lt;0.001</text:p>
            <text:p>F</text:p>
            <text:p>1, 32 = 3.51, </text:p>
            <text:p>p=0.07</text:p>
            <text:p>F</text:p>
            <text:p>1, 165.8 =4.70, </text:p>
            <text:p>p=0.032 </text:p>
            <text:p>F</text:p>
            <text:p>1, 165.8 =4.70, </text:p>
            <text:p>p=0.032 </text:p>
            <text:p>F</text:p>
            <text:p>1, 152.3 =14.50, </text:p>
            <text:p>p&lt;0.001 </text:p>
            <text:p>F</text:p>
            <text:p>1, 127.7 =9.00, </text:p>
            <text:p>p=0.003</text:p>
            <text:p>F</text:p>
            <text:p>1, 153.4 =19.57, </text:p>
            <text:p>p&lt;0.001 </text:p>
            <text:p>EMF × Compeon  </text:p>
            <text:p>F</text:p>
            <text:p>1, 61.3 =1.23, </text:p>
            <text:p>p= 0.271</text:p>
            <text:p>F</text:p>
            <text:p>1, 33.8 =3.06, </text:p>
            <text:p>p= 0.089</text:p>
            <text:p>F</text:p>
            <text:p>1, 32 = 4.56, </text:p>
            <text:p>p=0.041</text:p>
            <text:p>F</text:p>
            <text:p>1, 27.7 =5.18,</text:p>
            <text:p>p= 0.031</text:p>
            <text:p>F</text:p>
            <text:p>1, 27.7 =5.18,</text:p>
            <text:p>p= 0.031</text:p>
            <text:p>F</text:p>
            <text:p>1, 30.6 =1.20, </text:p>
            <text:p>p= 0.283</text:p>
            <text:p>F</text:p>
            <text:p>1, 30.4 =6.68, </text:p>
            <text:p>p=0.015</text:p>
            <text:p>F</text:p>
            <text:p>1, 31.5 =0.04, </text:p>
            <text:p>p=0.842 </text:p>
            <text:p>Water deficit ×</text:p>
            <text:p>Compeon </text:p>
            <text:p>F</text:p>
            <text:p>1, 60.8 =3.64, </text:p>
            <text:p>p= 0.061</text:p>
            <text:p>F</text:p>
            <text:p>1, 152.9 =1.89, </text:p>
            <text:p>p= 0. 1   Pine seedling (a) total </text:p>
            <text:p>biomass [g], (b) number of </text:p>
            <text:p>branches by biomass [1/g], </text:p>
            <text:p>(c) needles N% and (d) root </text:p>
            <text:p>allocation, divided by water/</text:p>
            <text:p>drought (along the horizontal </text:p>
            <text:p>axis), competition (top and bot-</text:p>
            <text:p>tom figures in each panel; gray </text:p>
            <text:p>panels represent competition) </text:p>
            <text:p>and ectomycorrhiza treatments </text:p>
            <text:p>(bar color)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762648" calcext:value-type="float">
            <text:p>38762648</text:p>
          </table:table-cell>
          <table:table-cell office:value-type="string" calcext:value-type="string">
            <text:p>['treatments']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1/g</text:p>
          </table:table-cell>
          <table:table-cell/>
          <table:table-cell office:value-type="string" calcext:value-type="string">
            <text:p>read </text:p>
            <text:p>abundance</text:p>
            <text:p>Root EMF </text:p>
            <text:p>colonizaon (%)</text:p>
            <text:p>N%</text:p>
            <text:p>Root allocaon</text:p>
            <text:p>Shoot allocaon</text:p>
            <text:p>Height [cm] </text:p>
            <text:p>Branch density [1/gr] </text:p>
            <text:p>Total biomass [gr]</text:p>
            <text:p>Parameters</text:p>
            <text:p>Factors</text:p>
            <text:p>F</text:p>
            <text:p>1, 55 = 14.05, </text:p>
            <text:p>p&lt;0.001</text:p>
            <text:p>F</text:p>
            <text:p>1, 151.6 = 35.26, </text:p>
            <text:p>p&lt;0.001</text:p>
            <text:p>F</text:p>
            <text:p>1, 32 = 5.08, </text:p>
            <text:p>p=0.031</text:p>
            <text:p>F</text:p>
            <text:p>1, 165.7 = 39.49, </text:p>
            <text:p>p&lt;0.001</text:p>
            <text:p>F</text:p>
            <text:p>1, 165.7 = 39.49, </text:p>
            <text:p>p&lt;0.001</text:p>
            <text:p>F</text:p>
            <text:p>1, 151.4 =37.42, </text:p>
            <text:p>p&lt;0.001</text:p>
            <text:p>F</text:p>
            <text:p>1,127.2 =31.79, </text:p>
            <text:p>p&lt; 0.001</text:p>
            <text:p>F</text:p>
            <text:p>1, 153.8 = 23.48, </text:p>
            <text:p>p&lt;0.001 </text:p>
            <text:p>EMF</text:p>
            <text:p>F</text:p>
            <text:p>1, 48.6 =0.30, </text:p>
            <text:p>p= 0.584</text:p>
            <text:p>F</text:p>
            <text:p>1, 97.1 =30.98, </text:p>
            <text:p>p&lt;0.001</text:p>
            <text:p>F</text:p>
            <text:p>1, 32 = 5.19, </text:p>
            <text:p>p=0.03</text:p>
            <text:p>F</text:p>
            <text:p>1, 57.6 =50.69, </text:p>
            <text:p>p&lt;0.001 </text:p>
            <text:p>F</text:p>
            <text:p>1, 57.6 =50.69, </text:p>
            <text:p>p&lt;0.001 </text:p>
            <text:p>F</text:p>
            <text:p>1, 45 =19.11, </text:p>
            <text:p>p&lt;0.001</text:p>
            <text:p>F</text:p>
            <text:p>1, 35.3 =17.44, </text:p>
            <text:p>p&lt; 0.001</text:p>
            <text:p>F</text:p>
            <text:p>1, 35.8 =12.15, </text:p>
            <text:p>p&lt;0.001 </text:p>
            <text:p>Water deficit </text:p>
            <text:p>F</text:p>
            <text:p>1, 53.2 =5.99, </text:p>
            <text:p>p=0.018 </text:p>
            <text:p>F</text:p>
            <text:p>1, 34.6 =1.98, </text:p>
            <text:p>p=0.169 </text:p>
            <text:p>F</text:p>
            <text:p>1, 32 = 5.64, </text:p>
            <text:p>p=0.024</text:p>
            <text:p>F</text:p>
            <text:p>1, 39 =5.52,</text:p>
            <text:p>p= 0.024</text:p>
            <text:p>F</text:p>
            <text:p>1, 39 =5.52,</text:p>
            <text:p>p= 0.024</text:p>
            <text:p>F</text:p>
            <text:p>1, 30.2 =46.12, </text:p>
            <text:p>p&lt;0.001 </text:p>
            <text:p>F</text:p>
            <text:p>1, 32.3 =7.85, </text:p>
            <text:p>p= 0.009</text:p>
            <text:p>F</text:p>
            <text:p>1, 32.8 = 105.11, </text:p>
            <text:p>p&lt; 0.001</text:p>
            <text:p>Compeon </text:p>
            <text:p>Interacons</text:p>
            <text:p>F</text:p>
            <text:p>1, 48.4 =0.21, </text:p>
            <text:p>p=0.646</text:p>
            <text:p>F</text:p>
            <text:p>1, 152.7 =13.34, </text:p>
            <text:p>p&lt;0.001</text:p>
            <text:p>F</text:p>
            <text:p>1, 32 = 3.48, </text:p>
            <text:p>p=0.071</text:p>
            <text:p>F</text:p>
            <text:p>1, 165.1 = 0.16, </text:p>
            <text:p>p=0.691</text:p>
            <text:p>F</text:p>
            <text:p>1, 165.1 = 0.16, </text:p>
            <text:p>p=0.691</text:p>
            <text:p>F</text:p>
            <text:p>1, 153.1 =4.54, </text:p>
            <text:p>p= 0.035</text:p>
            <text:p>F</text:p>
            <text:p>1, 128.4 =0.28, </text:p>
            <text:p>p=0.599</text:p>
            <text:p>F</text:p>
            <text:p>1, 153.4 =10.33, </text:p>
            <text:p>p= 0.002</text:p>
            <text:p>EMF × Water deficit </text:p>
            <text:p>F</text:p>
            <text:p>1, 50.1 =0.16, </text:p>
            <text:p>p= 0.688</text:p>
            <text:p>F</text:p>
            <text:p>1, 150.7 =21.89, </text:p>
            <text:p>p&lt;0.001</text:p>
            <text:p>F</text:p>
            <text:p>1, 32 = 3.51, </text:p>
            <text:p>p=0.07</text:p>
            <text:p>F</text:p>
            <text:p>1, 165.8 =4.70, </text:p>
            <text:p>p=0.032 </text:p>
            <text:p>F</text:p>
            <text:p>1, 165.8 =4.70, </text:p>
            <text:p>p=0.032 </text:p>
            <text:p>F</text:p>
            <text:p>1, 152.3 =14.50, </text:p>
            <text:p>p&lt;0.001 </text:p>
            <text:p>F</text:p>
            <text:p>1, 127.7 =9.00, </text:p>
            <text:p>p=0.003</text:p>
            <text:p>F</text:p>
            <text:p>1, 153.4 =19.57, </text:p>
            <text:p>p&lt;0.001 </text:p>
            <text:p>EMF × Compeon  </text:p>
            <text:p>F</text:p>
            <text:p>1, 61.3 =1.23, </text:p>
            <text:p>p= 0.271</text:p>
            <text:p>F</text:p>
            <text:p>1, 33.8 =3.06, </text:p>
            <text:p>p= 0.089</text:p>
            <text:p>F</text:p>
            <text:p>1, 32 = 4.56, </text:p>
            <text:p>p=0.041</text:p>
            <text:p>F</text:p>
            <text:p>1, 27.7 =5.18,</text:p>
            <text:p>p= 0.031</text:p>
            <text:p>F</text:p>
            <text:p>1, 27.7 =5.18,</text:p>
            <text:p>p= 0.031</text:p>
            <text:p>F</text:p>
            <text:p>1, 30.6 =1.20, </text:p>
            <text:p>p= 0.283</text:p>
            <text:p>F</text:p>
            <text:p>1, 30.4 =6.68, </text:p>
            <text:p>p=0.015</text:p>
            <text:p>F</text:p>
            <text:p>1, 31.5 =0.04, </text:p>
            <text:p>p=0.842 </text:p>
            <text:p>Water deficit ×</text:p>
            <text:p>Compeon </text:p>
            <text:p>F</text:p>
            <text:p>1, 60.8 =3.64, </text:p>
            <text:p>p= 0.061</text:p>
            <text:p>F</text:p>
            <text:p>1, 152.9 =1.89, </text:p>
            <text:p>p= 0. 1   Pine seedling (a) total </text:p>
            <text:p>biomass [g], (b) number of </text:p>
            <text:p>branches by biomass [1/g], </text:p>
            <text:p>(c) needles N% and (d) root </text:p>
            <text:p>allocation, divided by water/</text:p>
            <text:p>drought (along the horizontal </text:p>
            <text:p>axis), competition (top and bot-</text:p>
            <text:p>tom figures in each panel; gray </text:p>
            <text:p>panels represent competition) </text:p>
            <text:p>and ectomycorrhiza treatments </text:p>
            <text:p>(bar color)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762648" calcext:value-type="float">
            <text:p>38762648</text:p>
          </table:table-cell>
          <table:table-cell office:value-type="string" calcext:value-type="string">
            <text:p>['treatments']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read </text:p>
            <text:p>abundance</text:p>
            <text:p>Root EMF </text:p>
            <text:p>colonizaon (%)</text:p>
            <text:p>N%</text:p>
            <text:p>Root allocaon</text:p>
            <text:p>Shoot allocaon</text:p>
            <text:p>Height [cm] </text:p>
            <text:p>Branch density [1/gr] </text:p>
            <text:p>Total biomass [gr]</text:p>
            <text:p>Parameters</text:p>
            <text:p>Factors</text:p>
            <text:p>F</text:p>
            <text:p>1, 55 = 14.05, </text:p>
            <text:p>p&lt;0.001</text:p>
            <text:p>F</text:p>
            <text:p>1, 151.6 = 35.26, </text:p>
            <text:p>p&lt;0.001</text:p>
            <text:p>F</text:p>
            <text:p>1, 32 = 5.08, </text:p>
            <text:p>p=0.031</text:p>
            <text:p>F</text:p>
            <text:p>1, 165.7 = 39.49, </text:p>
            <text:p>p&lt;0.001</text:p>
            <text:p>F</text:p>
            <text:p>1, 165.7 = 39.49, </text:p>
            <text:p>p&lt;0.001</text:p>
            <text:p>F</text:p>
            <text:p>1, 151.4 =37.42, </text:p>
            <text:p>p&lt;0.001</text:p>
            <text:p>F</text:p>
            <text:p>1,127.2 =31.79, </text:p>
            <text:p>p&lt; 0.001</text:p>
            <text:p>F</text:p>
            <text:p>1, 153.8 = 23.48, </text:p>
            <text:p>p&lt;0.001 </text:p>
            <text:p>EMF</text:p>
            <text:p>F</text:p>
            <text:p>1, 48.6 =0.30, </text:p>
            <text:p>p= 0.584</text:p>
            <text:p>F</text:p>
            <text:p>1, 97.1 =30.98, </text:p>
            <text:p>p&lt;0.001</text:p>
            <text:p>F</text:p>
            <text:p>1, 32 = 5.19, </text:p>
            <text:p>p=0.03</text:p>
            <text:p>F</text:p>
            <text:p>1, 57.6 =50.69, </text:p>
            <text:p>p&lt;0.001 </text:p>
            <text:p>F</text:p>
            <text:p>1, 57.6 =50.69, </text:p>
            <text:p>p&lt;0.001 </text:p>
            <text:p>F</text:p>
            <text:p>1, 45 =19.11, </text:p>
            <text:p>p&lt;0.001</text:p>
            <text:p>F</text:p>
            <text:p>1, 35.3 =17.44, </text:p>
            <text:p>p&lt; 0.001</text:p>
            <text:p>F</text:p>
            <text:p>1, 35.8 =12.15, </text:p>
            <text:p>p&lt;0.001 </text:p>
            <text:p>Water deficit </text:p>
            <text:p>F</text:p>
            <text:p>1, 53.2 =5.99, </text:p>
            <text:p>p=0.018 </text:p>
            <text:p>F</text:p>
            <text:p>1, 34.6 =1.98, </text:p>
            <text:p>p=0.169 </text:p>
            <text:p>F</text:p>
            <text:p>1, 32 = 5.64, </text:p>
            <text:p>p=0.024</text:p>
            <text:p>F</text:p>
            <text:p>1, 39 =5.52,</text:p>
            <text:p>p= 0.024</text:p>
            <text:p>F</text:p>
            <text:p>1, 39 =5.52,</text:p>
            <text:p>p= 0.024</text:p>
            <text:p>F</text:p>
            <text:p>1, 30.2 =46.12, </text:p>
            <text:p>p&lt;0.001 </text:p>
            <text:p>F</text:p>
            <text:p>1, 32.3 =7.85, </text:p>
            <text:p>p= 0.009</text:p>
            <text:p>F</text:p>
            <text:p>1, 32.8 = 105.11, </text:p>
            <text:p>p&lt; 0.001</text:p>
            <text:p>Compeon </text:p>
            <text:p>Interacons</text:p>
            <text:p>F</text:p>
            <text:p>1, 48.4 =0.21, </text:p>
            <text:p>p=0.646</text:p>
            <text:p>F</text:p>
            <text:p>1, 152.7 =13.34, </text:p>
            <text:p>p&lt;0.001</text:p>
            <text:p>F</text:p>
            <text:p>1, 32 = 3.48, </text:p>
            <text:p>p=0.071</text:p>
            <text:p>F</text:p>
            <text:p>1, 165.1 = 0.16, </text:p>
            <text:p>p=0.691</text:p>
            <text:p>F</text:p>
            <text:p>1, 165.1 = 0.16, </text:p>
            <text:p>p=0.691</text:p>
            <text:p>F</text:p>
            <text:p>1, 153.1 =4.54, </text:p>
            <text:p>p= 0.035</text:p>
            <text:p>F</text:p>
            <text:p>1, 128.4 =0.28, </text:p>
            <text:p>p=0.599</text:p>
            <text:p>F</text:p>
            <text:p>1, 153.4 =10.33, </text:p>
            <text:p>p= 0.002</text:p>
            <text:p>EMF × Water deficit </text:p>
            <text:p>F</text:p>
            <text:p>1, 50.1 =0.16, </text:p>
            <text:p>p= 0.688</text:p>
            <text:p>F</text:p>
            <text:p>1, 150.7 =21.89, </text:p>
            <text:p>p&lt;0.001</text:p>
            <text:p>F</text:p>
            <text:p>1, 32 = 3.51, </text:p>
            <text:p>p=0.07</text:p>
            <text:p>F</text:p>
            <text:p>1, 165.8 =4.70, </text:p>
            <text:p>p=0.032 </text:p>
            <text:p>F</text:p>
            <text:p>1, 165.8 =4.70, </text:p>
            <text:p>p=0.032 </text:p>
            <text:p>F</text:p>
            <text:p>1, 152.3 =14.50, </text:p>
            <text:p>p&lt;0.001 </text:p>
            <text:p>F</text:p>
            <text:p>1, 127.7 =9.00, </text:p>
            <text:p>p=0.003</text:p>
            <text:p>F</text:p>
            <text:p>1, 153.4 =19.57, </text:p>
            <text:p>p&lt;0.001 </text:p>
            <text:p>EMF × Compeon  </text:p>
            <text:p>F</text:p>
            <text:p>1, 61.3 =1.23, </text:p>
            <text:p>p= 0.271</text:p>
            <text:p>F</text:p>
            <text:p>1, 33.8 =3.06, </text:p>
            <text:p>p= 0.089</text:p>
            <text:p>F</text:p>
            <text:p>1, 32 = 4.56, </text:p>
            <text:p>p=0.041</text:p>
            <text:p>F</text:p>
            <text:p>1, 27.7 =5.18,</text:p>
            <text:p>p= 0.031</text:p>
            <text:p>F</text:p>
            <text:p>1, 27.7 =5.18,</text:p>
            <text:p>p= 0.031</text:p>
            <text:p>F</text:p>
            <text:p>1, 30.6 =1.20, </text:p>
            <text:p>p= 0.283</text:p>
            <text:p>F</text:p>
            <text:p>1, 30.4 =6.68, </text:p>
            <text:p>p=0.015</text:p>
            <text:p>F</text:p>
            <text:p>1, 31.5 =0.04, </text:p>
            <text:p>p=0.842 </text:p>
            <text:p>Water deficit ×</text:p>
            <text:p>Compeon </text:p>
            <text:p>F</text:p>
            <text:p>1, 60.8 =3.64, </text:p>
            <text:p>p= 0.061</text:p>
            <text:p>F</text:p>
            <text:p>1, 152.9 =1.89, </text:p>
            <text:p>p= 0. 1   Pine seedling (a) total </text:p>
            <text:p>biomass [g], (b) number of </text:p>
            <text:p>branches by biomass [1/g], </text:p>
            <text:p>(c) needles N% and (d) root </text:p>
            <text:p>allocation, divided by water/</text:p>
            <text:p>drought (along the horizontal </text:p>
            <text:p>axis), competition (top and bot-</text:p>
            <text:p>tom figures in each panel; gray </text:p>
            <text:p>panels represent competition) </text:p>
            <text:p>and ectomycorrhiza treatments </text:p>
            <text:p>(bar color)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inoculation']</text:p>
          </table:table-cell>
          <table:table-cell office:value-type="string" calcext:value-type="string">
            <text:p>dry we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fungi', 'inoculation']</text:p>
          </table:table-cell>
          <table:table-cell office:value-type="string" calcext:value-type="string">
            <text:p>dry we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2.37" calcext:value-type="float">
            <text:p>12.3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 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41.48" calcext:value-type="float">
            <text:p>41.4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 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.47" calcext:value-type="float">
            <text:p>2.4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8.9" calcext:value-type="float">
            <text:p>28.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5.36" calcext:value-type="float">
            <text:p>5.3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.83" calcext:value-type="float">
            <text:p>2.83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9.14" calcext:value-type="float">
            <text:p>9.1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3.13" calcext:value-type="float">
            <text:p>3.13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24.49" calcext:value-type="float">
            <text:p>24.4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nematodes', 'AMF', 'AMF']</text:p>
          </table:table-cell>
          <table:table-cell office:value-type="string" calcext:value-type="string">
            <text:p>dry we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2.37" calcext:value-type="float">
            <text:p>12.3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 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41.48" calcext:value-type="float">
            <text:p>41.4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 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.47" calcext:value-type="float">
            <text:p>2.4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8.9" calcext:value-type="float">
            <text:p>28.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5.36" calcext:value-type="float">
            <text:p>5.3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.83" calcext:value-type="float">
            <text:p>2.83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9.14" calcext:value-type="float">
            <text:p>9.1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2.37" calcext:value-type="float">
            <text:p>12.3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 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41.48" calcext:value-type="float">
            <text:p>41.4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 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.47" calcext:value-type="float">
            <text:p>2.4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8.9" calcext:value-type="float">
            <text:p>28.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5.36" calcext:value-type="float">
            <text:p>5.3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.83" calcext:value-type="float">
            <text:p>2.83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9.14" calcext:value-type="float">
            <text:p>9.1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, 'AMF']</text:p>
          </table:table-cell>
          <table:table-cell office:value-type="string" calcext:value-type="string">
            <text:p>dry weight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3.13" calcext:value-type="float">
            <text:p>3.13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24.49" calcext:value-type="float">
            <text:p>24.49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MF', 'AMF']</text:p>
          </table:table-cell>
          <table:table-cell office:value-type="string" calcext:value-type="string">
            <text:p>dry we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multaneous infection </text:p>
            <text:p>with nematodes decreased root dry weight as compared to </text:p>
            <text:p>the other two nematode treatments (Fig. Shoot dry weight was not </text:p>
            <text:p>affected by AMF inoculation alone, but by the interaction </text:p>
            <text:p>of the two experimental factors (Table 2), inoculation with </text:p>
            <text:p>Table 2   Effects of inoculation </text:p>
            <text:p>with arbuscular mycorrhizal </text:p>
            <text:p>fungi (AMF), nematode </text:p>
            <text:p>application (nematode), and the </text:p>
            <text:p>interaction of both factors on </text:p>
            <text:p>plant growth parameters, the </text:p>
            <text:p>concentrations and contents of </text:p>
            <text:p>phosphorus (P) and nitrogen (N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 4</text:p>
            <text:p>2</text:p>
            <text:p>8</text:p>
            <text:p>F</text:p>
            <text:p>p</text:p>
            <text:p>F</text:p>
            <text:p>p</text:p>
            <text:p>F</text:p>
            <text:p>p</text:p>
            <text:p>Root dry weight</text:p>
            <text:p>3.02</text:p>
            <text:p>0.025</text:p>
            <text:p>8.8</text:p>
            <text:p>0.0005</text:p>
            <text:p>0.55</text:p>
            <text:p>0.82</text:p>
            <text:p>Shoot dry weight</text:p>
            <text:p>0.48</text:p>
            <text:p>0.75</text:p>
            <text:p>12.37</text:p>
            <text:p>&lt; 0.0001</text:p>
            <text:p>3.0</text:p>
            <text:p>0.006</text:p>
            <text:p>Root N concentration</text:p>
            <text:p>0.68</text:p>
            <text:p>0.61</text:p>
            <text:p>41.48</text:p>
            <text:p>&lt; 0.0001</text:p>
            <text:p>2.47</text:p>
            <text:p>0.02</text:p>
            <text:p>Root P concentration</text:p>
            <text:p>1.36</text:p>
            <text:p>0.26</text:p>
            <text:p>28.90</text:p>
            <text:p>&lt; 0.0001</text:p>
            <text:p>2.88</text:p>
            <text:p>0.009</text:p>
            <text:p>Shoot N concentration</text:p>
            <text:p>1.98</text:p>
            <text:p>0.11</text:p>
            <text:p>5.36</text:p>
            <text:p>0.007</text:p>
            <text:p>3.65</text:p>
            <text:p>0.002</text:p>
            <text:p>Shoot P concentration</text:p>
            <text:p>0.43</text:p>
            <text:p>0.79</text:p>
            <text:p>5.27</text:p>
            <text:p>0.008</text:p>
            <text:p>1.29</text:p>
            <text:p>0.27</text:p>
            <text:p>Shoot P</text:p>
            <text:p>content</text:p>
            <text:p>0.69</text:p>
            <text:p>0.60</text:p>
            <text:p>18.0</text:p>
            <text:p>&lt; 0.0001</text:p>
            <text:p>2.83</text:p>
            <text:p>0.01</text:p>
            <text:p>Root P</text:p>
            <text:p>content</text:p>
            <text:p>2.68</text:p>
            <text:p>0.04</text:p>
            <text:p>0.14</text:p>
            <text:p>0.87</text:p>
            <text:p>0.66</text:p>
            <text:p>0.72</text:p>
            <text:p>Shoot N content</text:p>
            <text:p>1.70</text:p>
            <text:p>0.16</text:p>
            <text:p>9.14</text:p>
            <text:p>0.0004</text:p>
            <text:p>1.31</text:p>
            <text:p>0.26</text:p>
            <text:p>Root N</text:p>
            <text:p>content</text:p>
            <text:p>1.76</text:p>
            <text:p>0.15</text:p>
            <text:p>0.94</text:p>
            <text:p>0.40</text:p>
            <text:p>0.87</text:p>
            <text:p>0.55</text:p>
            <text:p>N to P ratio shoots</text:p>
            <text:p>2.11</text:p>
            <text:p>0.09</text:p>
            <text:p>9.73</text:p>
            <text:p>0.0002</text:p>
            <text:p>4.20</text:p>
            <text:p>0.0005</text:p>
            <text:p>N shoot to root ratio</text:p>
            <text:p>1.41</text:p>
            <text:p>0.24</text:p>
            <text:p>23.86</text:p>
            <text:p>&lt; 0.0001</text:p>
            <text:p>3.13</text:p>
            <text:p>0.005</text:p>
            <text:p>P shoot to root ratio</text:p>
            <text:p>0.25</text:p>
            <text:p>0.91</text:p>
            <text:p>24.49</text:p>
            <text:p>&lt; 0.0001</text:p>
            <text:p>2.95</text:p>
            <text:p>0.008</text:p>
            <text:p>Fig. 2   Root dry weight (a) and shoot dry weight (b) of tomato plants </text:p>
            <text:p>inoculated with four arbuscular mycorrhizal fungal (AMF) isolates </text:p>
            <text:p>and subjected to different M. incognita treatments: no nematodes </text:p>
            <text:p>(NN), nematodes inoculated simultaneously with the AMF at plant-</text:p>
            <text:p>ing (NS) or 2 weeks after AMF (NP)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s'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The reduction in root </text:p>
            <text:p>biomass was significantly correlated with an increase in root </text:p>
            <text:p>N concentration (r= −0.3, p = 0.01) but not with an increase </text:p>
            <text:p>in root P concentration ( r= −0.2, p = 0.09) (Fig. As in roots, shoot biomass </text:p>
            <text:p>was significantly negatively correlated with N concentration </text:p>
            <text:p>(r= −0.53, p = 0.0001), but not with P concentration (r= </text:p>
            <text:p>−0.005, p = 0.97) (Fig. As for the shoot dry weight, reduction of the shoot P con-</text:p>
            <text:p>tent of non-mycorrhizal plants by nematode simultaneous </text:p>
            <text:p>Table 3   Effect of inoculation with arbuscular mycorrhizal fungi (AMF), time of nematode application (nematode), and the interaction of both </text:p>
            <text:p>factors on Meloidogyne incognita parameters: galls per root system (galls), egg masses per gall (egg masses), and the reproduction factor (RF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s']</text:p>
          </table:table-cell>
          <table:table-cell office:value-type="string" calcext:value-type="string">
            <text:p>dry weight</text:p>
          </table:table-cell>
          <table:table-cell office:value-type="string" calcext:value-type="string">
            <text:p>−0.005</text:p>
          </table:table-cell>
          <table:table-cell/>
          <table:table-cell office:value-type="string" calcext:value-type="string">
            <text:p>The reduction in root </text:p>
            <text:p>biomass was significantly correlated with an increase in root </text:p>
            <text:p>N concentration (r= −0.3, p = 0.01) but not with an increase </text:p>
            <text:p>in root P concentration ( r= −0.2, p = 0.09) (Fig. As in roots, shoot biomass </text:p>
            <text:p>was significantly negatively correlated with N concentration </text:p>
            <text:p>(r= −0.53, p = 0.0001), but not with P concentration (r= </text:p>
            <text:p>−0.005, p = 0.97) (Fig. As for the shoot dry weight, reduction of the shoot P con-</text:p>
            <text:p>tent of non-mycorrhizal plants by nematode simultaneous </text:p>
            <text:p>Table 3   Effect of inoculation with arbuscular mycorrhizal fungi (AMF), time of nematode application (nematode), and the interaction of both </text:p>
            <text:p>factors on Meloidogyne incognita parameters: galls per root system (galls), egg masses per gall (egg masses), and the reproduction factor (RF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'As']</text:p>
          </table:table-cell>
          <table:table-cell office:value-type="string" calcext:value-type="string">
            <text:p>dry weight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string" calcext:value-type="string">
            <text:p>The reduction in root </text:p>
            <text:p>biomass was significantly correlated with an increase in root </text:p>
            <text:p>N concentration (r= −0.3, p = 0.01) but not with an increase </text:p>
            <text:p>in root P concentration ( r= −0.2, p = 0.09) (Fig. As in roots, shoot biomass </text:p>
            <text:p>was significantly negatively correlated with N concentration </text:p>
            <text:p>(r= −0.53, p = 0.0001), but not with P concentration (r= </text:p>
            <text:p>−0.005, p = 0.97) (Fig. As for the shoot dry weight, reduction of the shoot P con-</text:p>
            <text:p>tent of non-mycorrhizal plants by nematode simultaneous </text:p>
            <text:p>Table 3   Effect of inoculation with arbuscular mycorrhizal fungi (AMF), time of nematode application (nematode), and the interaction of both </text:p>
            <text:p>factors on Meloidogyne incognita parameters: galls per root system (galls), egg masses per gall (egg masses), and the reproduction factor (RF)</text:p>
            <text:p>F-values and significances are given according to ANOVA (Type III Sums of Squares)</text:p>
            <text:p>Significant effects are highlighted in bold</text:p>
            <text:p>AMF</text:p>
            <text:p>Nematode</text:p>
            <text:p>AMF x Nematode</text:p>
            <text:p>d.f.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ry weight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Both parameters were correlated </text:p>
            <text:p>with shoot dry weight (P content: r = 0.81, p &lt; 0.0001; N </text:p>
            <text:p>content: r = 0.75, p &lt; 0.0001)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Both parameters were correlated </text:p>
            <text:p>with shoot dry weight (P content: r = 0.81, p &lt; 0.0001; N </text:p>
            <text:p>content: r = 0.75, p &lt; 0.0001)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ry weight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Both parameters were correlated </text:p>
            <text:p>with shoot dry weight (P content: r = 0.81, p &lt; 0.0001; N </text:p>
            <text:p>content: r = 0.75, p &lt; 0.0001)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ry weight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Both parameters were correlated </text:p>
            <text:p>with shoot dry weight (P content: r = 0.81, p &lt; 0.0001; N </text:p>
            <text:p>content: r = 0.75, p &lt; 0.0001).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441668" calcext:value-type="float">
            <text:p>38441668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dry weight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This increase in the </text:p>
            <text:p>number of galls was not correlated with root dry weight </text:p>
            <text:p>(r=−0.03, p = 0.98)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01T18:21:13.870000000</dc:date>
    <meta:editing-duration>PT2H56M45S</meta:editing-duration>
    <meta:editing-cycles>1</meta:editing-cycles>
    <meta:document-statistic meta:table-count="1" meta:cell-count="1783" meta:object-count="0"/>
    <meta:generator>LibreOffice/7.2.1.2$Windows_X86_64 LibreOffice_project/87b77fad49947c1441b67c559c339af8f3517e22</meta:generator>
  </office:meta>
</office:document-meta>
</file>